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00000002089B572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Mangal" svg:font-family="Mangal" style:font-family-generic="roman" style:font-pitch="variable"/>
    <style:font-face style:name="Mangal1" svg:font-family="Mangal"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master-page-name="MP0">
      <style:paragraph-properties style:page-number="auto" fo:break-before="page"/>
      <style:text-properties fo:font-weight="bold" officeooo:rsid="000d6d88" officeooo:paragraph-rsid="000d6d88" style:font-weight-asian="bold" style:font-weight-complex="bold"/>
    </style:style>
    <style:style style:name="P2" style:family="paragraph" style:parent-style-name="Normal">
      <style:text-properties fo:font-weight="bold" style:font-weight-asian="bold" style:font-weight-complex="bold"/>
    </style:style>
    <style:style style:name="P3" style:family="paragraph" style:parent-style-name="Normal" style:list-style-name="L1"/>
    <style:style style:name="P4" style:family="paragraph" style:parent-style-name="Normal" style:list-style-name="L2"/>
    <style:style style:name="P5" style:family="paragraph" style:parent-style-name="Normal" style:list-style-name="L3"/>
    <style:style style:name="P6" style:family="paragraph" style:parent-style-name="Normal" style:list-style-name="L4"/>
    <style:style style:name="P7" style:family="paragraph" style:parent-style-name="Normal">
      <style:text-properties officeooo:rsid="000a8eb0" officeooo:paragraph-rsid="000a8eb0"/>
    </style:style>
    <style:style style:name="P8" style:family="paragraph" style:parent-style-name="Normal">
      <style:text-properties officeooo:rsid="0009e66c" officeooo:paragraph-rsid="0009e66c"/>
    </style:style>
    <style:style style:name="P9" style:family="paragraph" style:parent-style-name="Heading_20_1">
      <style:text-properties officeooo:rsid="0009e66c" officeooo:paragraph-rsid="0009e66c"/>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writing-mode="lr-tb"/>
    </style:style>
    <style:style style:name="P12" style:family="paragraph" style:parent-style-name="Text_20_body">
      <style:paragraph-properties style:writing-mode="lr-tb"/>
    </style:style>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5">
      <style:paragraph-properties fo:margin-left="0in" fo:margin-right="0in" fo:margin-top="0in" fo:margin-bottom="0in" style:contextual-spacing="false" fo:text-indent="0in" style:auto-text-indent="false"/>
    </style:style>
    <style:style style:name="P15" style:family="paragraph" style:parent-style-name="Text_20_body" style:list-style-name="L5">
      <style:paragraph-properties fo:margin-left="0in" fo:margin-right="0in" fo:text-indent="0in" style:auto-text-indent="false"/>
    </style:style>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6">
      <style:paragraph-properties fo:margin-left="0in" fo:margin-right="0in" fo:margin-top="0in" fo:margin-bottom="0in" style:contextual-spacing="false" fo:text-indent="0in" style:auto-text-indent="false"/>
    </style:style>
    <style:style style:name="P18" style:family="paragraph" style:parent-style-name="Text_20_body" style:list-style-name="L6">
      <style:paragraph-properties fo:margin-left="0in" fo:margin-right="0in" fo:text-indent="0in" style:auto-text-indent="false"/>
    </style:style>
    <style:style style:name="P19" style:family="paragraph" style:parent-style-name="Text_20_body" style:list-style-name="L7">
      <style:paragraph-properties fo:margin-left="0in" fo:margin-right="0in" fo:margin-top="0in" fo:margin-bottom="0in" style:contextual-spacing="false" fo:text-indent="0in" style:auto-text-indent="false"/>
    </style:style>
    <style:style style:name="P20" style:family="paragraph" style:parent-style-name="Text_20_body" style:list-style-name="L7">
      <style:paragraph-properties fo:margin-left="0in" fo:margin-right="0in" fo:text-indent="0in" style:auto-text-indent="false"/>
    </style:style>
    <style:style style:name="P21" style:family="paragraph" style:parent-style-name="Text_20_body" style:list-style-name="L8">
      <style:paragraph-properties fo:margin-left="0in" fo:margin-right="0in" fo:margin-top="0in" fo:margin-bottom="0in" style:contextual-spacing="false" fo:text-indent="0in" style:auto-text-indent="false"/>
    </style:style>
    <style:style style:name="P22" style:family="paragraph" style:parent-style-name="Text_20_body" style:list-style-name="L8">
      <style:paragraph-properties fo:margin-left="0in" fo:margin-right="0in" fo:text-indent="0in" style:auto-text-indent="false"/>
    </style:style>
    <style:style style:name="P23" style:family="paragraph" style:parent-style-name="Preformatted_20_Text">
      <style:paragraph-properties fo:margin-top="0in" fo:margin-bottom="0.1965in" style:contextual-spacing="false"/>
    </style:style>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9"/>
    <style:style style:name="P26" style:family="paragraph" style:parent-style-name="Text_20_body" style:list-style-name="L10">
      <style:paragraph-properties fo:margin-top="0in" fo:margin-bottom="0in" style:contextual-spacing="false"/>
    </style:style>
    <style:style style:name="P27" style:family="paragraph" style:parent-style-name="Text_20_body" style:list-style-name="L10"/>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1"/>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2"/>
    <style:style style:name="P32" style:family="paragraph" style:parent-style-name="Text_20_body" style:list-style-name="L13">
      <style:paragraph-properties fo:margin-top="0in" fo:margin-bottom="0in" style:contextual-spacing="false"/>
    </style:style>
    <style:style style:name="P33" style:family="paragraph" style:parent-style-name="Text_20_body" style:list-style-name="L13">
      <style:paragraph-properties fo:margin-left="0in" fo:margin-right="0in" fo:text-indent="0in" style:auto-text-indent="false"/>
    </style:style>
    <style:style style:name="P34" style:family="paragraph" style:parent-style-name="Preformatted_20_Text" style:list-style-name="L13"/>
    <style:style style:name="P35" style:family="paragraph" style:parent-style-name="Preformatted_20_Text" style:list-style-name="L13">
      <style:paragraph-properties fo:margin-top="0in" fo:margin-bottom="0.1965in" style:contextual-spacing="false"/>
    </style:style>
    <style:style style:name="P36" style:family="paragraph" style:parent-style-name="Text_20_body" style:list-style-name="L14">
      <style:paragraph-properties fo:margin-top="0in" fo:margin-bottom="0in" style:contextual-spacing="false"/>
    </style:style>
    <style:style style:name="P37" style:family="paragraph" style:parent-style-name="Text_20_body" style:list-style-name="L14">
      <style:paragraph-properties fo:margin-left="0in" fo:margin-right="0in" fo:margin-top="0in" fo:margin-bottom="0in" style:contextual-spacing="false" fo:text-indent="0in" style:auto-text-indent="false"/>
    </style:style>
    <style:style style:name="P38" style:family="paragraph" style:parent-style-name="Text_20_body" style:list-style-name="L14">
      <style:paragraph-properties fo:margin-left="0in" fo:margin-right="0in" fo:text-indent="0in" style:auto-text-indent="false"/>
    </style:style>
    <style:style style:name="P39" style:family="paragraph" style:parent-style-name="Text_20_body" style:list-style-name="L15">
      <style:paragraph-properties fo:margin-top="0in" fo:margin-bottom="0in" style:contextual-spacing="false"/>
    </style:style>
    <style:style style:name="P40" style:family="paragraph" style:parent-style-name="Text_20_body" style:list-style-name="L15">
      <style:paragraph-properties fo:margin-left="0in" fo:margin-right="0in" fo:margin-top="0in" fo:margin-bottom="0in" style:contextual-spacing="false" fo:text-indent="0in" style:auto-text-indent="false"/>
    </style:style>
    <style:style style:name="P41" style:family="paragraph" style:parent-style-name="Text_20_body" style:list-style-name="L15"/>
    <style:style style:name="P42" style:family="paragraph" style:parent-style-name="Text_20_body" style:list-style-name="L16">
      <style:paragraph-properties fo:margin-top="0in" fo:margin-bottom="0in" style:contextual-spacing="false"/>
    </style:style>
    <style:style style:name="P43" style:family="paragraph" style:parent-style-name="Text_20_body" style:list-style-name="L16"/>
    <style:style style:name="P44" style:family="paragraph" style:parent-style-name="Text_20_body">
      <style:paragraph-properties fo:margin-top="0in" fo:margin-bottom="0in" style:contextual-spacing="false"/>
    </style:style>
    <style:style style:name="P45" style:family="paragraph" style:parent-style-name="Text_20_body">
      <style:paragraph-properties fo:margin-left="0in" fo:margin-right="0in" fo:margin-top="0in" fo:margin-bottom="0in" style:contextual-spacing="false" fo:text-indent="0in" style:auto-text-indent="false"/>
    </style:style>
    <style:style style:name="P46" style:family="paragraph" style:parent-style-name="Text_20_body" style:list-style-name="L17">
      <style:paragraph-properties fo:margin-top="0in" fo:margin-bottom="0in" style:contextual-spacing="false"/>
    </style:style>
    <style:style style:name="P47" style:family="paragraph" style:parent-style-name="Text_20_body" style:list-style-name="L17"/>
    <style:style style:name="P48" style:family="paragraph" style:parent-style-name="Text_20_body" style:list-style-name="L18">
      <style:paragraph-properties fo:margin-top="0in" fo:margin-bottom="0in" style:contextual-spacing="false"/>
    </style:style>
    <style:style style:name="P49" style:family="paragraph" style:parent-style-name="Text_20_body" style:list-style-name="L18"/>
    <style:style style:name="P50" style:family="paragraph" style:parent-style-name="Text_20_body" style:list-style-name="L19">
      <style:paragraph-properties fo:margin-top="0in" fo:margin-bottom="0in" style:contextual-spacing="false"/>
    </style:style>
    <style:style style:name="P51" style:family="paragraph" style:parent-style-name="Text_20_body" style:list-style-name="L19"/>
    <style:style style:name="P52" style:family="paragraph" style:parent-style-name="Text_20_body" style:list-style-name="L20">
      <style:paragraph-properties fo:margin-top="0in" fo:margin-bottom="0in" style:contextual-spacing="false"/>
    </style:style>
    <style:style style:name="P53" style:family="paragraph" style:parent-style-name="Text_20_body" style:list-style-name="L20"/>
    <style:style style:name="P54" style:family="paragraph" style:parent-style-name="Text_20_body" style:list-style-name="L21">
      <style:paragraph-properties fo:margin-top="0in" fo:margin-bottom="0in" style:contextual-spacing="false"/>
    </style:style>
    <style:style style:name="P55" style:family="paragraph" style:parent-style-name="Text_20_body" style:list-style-name="L21"/>
    <style:style style:name="P56" style:family="paragraph" style:parent-style-name="Text_20_body" style:list-style-name="L22">
      <style:paragraph-properties fo:margin-top="0in" fo:margin-bottom="0in" style:contextual-spacing="false"/>
    </style:style>
    <style:style style:name="P57" style:family="paragraph" style:parent-style-name="Text_20_body" style:list-style-name="L22"/>
    <style:style style:name="P58" style:family="paragraph" style:parent-style-name="Text_20_body" style:list-style-name="L23">
      <style:paragraph-properties fo:margin-top="0in" fo:margin-bottom="0in" style:contextual-spacing="false"/>
    </style:style>
    <style:style style:name="P59" style:family="paragraph" style:parent-style-name="Text_20_body" style:list-style-name="L23"/>
    <style:style style:name="P60" style:family="paragraph" style:parent-style-name="Text_20_body" style:list-style-name="L24">
      <style:paragraph-properties fo:margin-top="0in" fo:margin-bottom="0in" style:contextual-spacing="false"/>
    </style:style>
    <style:style style:name="P61" style:family="paragraph" style:parent-style-name="Text_20_body" style:list-style-name="L24"/>
    <style:style style:name="P62" style:family="paragraph" style:parent-style-name="Text_20_body" style:list-style-name="L25">
      <style:paragraph-properties fo:margin-top="0in" fo:margin-bottom="0in" style:contextual-spacing="false"/>
    </style:style>
    <style:style style:name="P63" style:family="paragraph" style:parent-style-name="Text_20_body" style:list-style-name="L25"/>
    <style:style style:name="T1" style:family="text">
      <style:text-properties fo:font-weight="bold" style:font-weight-asian="bold" style:font-weight-complex="bold"/>
    </style:style>
    <style:style style:name="T2" style:family="text">
      <style:text-properties style:font-name="Arial" style:font-name-complex="Arial"/>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ying to draw 3 and half coils of the Kundalini as described by Shri Mataji in Her Book of Creation. </text:p>
      <text:p text:style-name="P2"/>
      <text:p text:style-name="P2">AI Prompt: If a coil has to be drawn from the centre of a circle to the circumference, explain the mathematics of how many coils/turns will be there in total</text:p>
      <text:p text:style-name="Normal"/>
      <text:p text:style-name="Normal">Let's break down the mathematics of drawing a coil from the center of a circle to its circumference.</text:p>
      <text:p text:style-name="Normal"><text:span text:style-name="Default_20_Paragraph_20_Font"><text:span text:style-name="T1">Understanding the Problem</text:span></text:span></text:p>
      <text:p text:style-name="Normal">Imagine you're drawing a spiral that starts at the center of a circle and expands outwards until it reaches the circle's edge. The number of "coils" or "turns" refers to how many times the spiral completes a full 360-degree rotation around the center.</text:p>
      <text:p text:style-name="Normal"><text:span text:style-name="Default_20_Paragraph_20_Font"><text:span text:style-name="T1">Mathematical Approach</text:span></text:span></text:p>
      <text:list text:style-name="L1">
        <text:list-item>
          <text:p text:style-name="P3"><text:span text:style-name="Default_20_Paragraph_20_Font"><text:span text:style-name="T1">Spiral Equation:</text:span></text:span> </text:p>
          <text:list>
            <text:list-item>
              <text:p text:style-name="P3">The most common spiral used for this scenario is the Archimedean spiral. In polar coordinates (r,θ), its equation is: </text:p>
              <text:list>
                <text:list-item>
                  <text:p text:style-name="P3">r=a+bθ</text:p>
                </text:list-item>
                <text:list-item>
                  <text:p text:style-name="P3">Where: </text:p>
                  <text:list>
                    <text:list-item>
                      <text:p text:style-name="P3">r is the distance from the center (radius).</text:p>
                    </text:list-item>
                    <text:list-item>
                      <text:p text:style-name="P3">θ is the angle in radians.</text:p>
                    </text:list-item>
                    <text:list-item>
                      <text:p text:style-name="P3">a is the initial radius (often 0, starting from the center).</text:p>
                    </text:list-item>
                    <text:list-item>
                      <text:p text:style-name="P3">b is a constant that determines the spacing between the coils.</text:p>
                    </text:list-item>
                  </text:list>
                </text:list-item>
              </text:list>
            </text:list-item>
          </text:list>
        </text:list-item>
        <text:list-item>
          <text:p text:style-name="P3"><text:span text:style-name="Default_20_Paragraph_20_Font"><text:span text:style-name="T1">Circle's Radius:</text:span></text:span> </text:p>
          <text:list>
            <text:list-item>
              <text:p text:style-name="P3">Let the radius of the circle be R.</text:p>
            </text:list-item>
          </text:list>
        </text:list-item>
        <text:list-item>
          <text:p text:style-name="P3"><text:span text:style-name="Default_20_Paragraph_20_Font"><text:span text:style-name="T1">Finding the Final Angle:</text:span></text:span> </text:p>
          <text:list>
            <text:list-item>
              <text:p text:style-name="P3">When the spiral reaches the circumference, r=R. So, we have: </text:p>
              <text:list>
                <text:list-item>
                  <text:p text:style-name="P3"><text:soft-page-break/>R=a+bθfinal<text:span text:style-name="Default_20_Paragraph_20_Font"><text:span text:style-name="T2">​</text:span></text:span></text:p>
                </text:list-item>
              </text:list>
            </text:list-item>
            <text:list-item>
              <text:p text:style-name="P3">If the spiral starts at the center, then a=0, so: </text:p>
              <text:list>
                <text:list-item>
                  <text:p text:style-name="P3">R=bθfinal<text:span text:style-name="Default_20_Paragraph_20_Font"><text:span text:style-name="T2">​</text:span></text:span></text:p>
                </text:list-item>
                <text:list-item>
                  <text:p text:style-name="P3">θfinal<text:span text:style-name="Default_20_Paragraph_20_Font"><text:span text:style-name="T2">​</text:span></text:span>=bR<text:span text:style-name="Default_20_Paragraph_20_Font"><text:span text:style-name="T2">​</text:span></text:span></text:p>
                </text:list-item>
              </text:list>
            </text:list-item>
          </text:list>
        </text:list-item>
        <text:list-item>
          <text:p text:style-name="P3"><text:span text:style-name="Default_20_Paragraph_20_Font"><text:span text:style-name="T1">Calculating the Number of Turns:</text:span></text:span> </text:p>
          <text:list>
            <text:list-item>
              <text:p text:style-name="P3">One complete turn is 2π radians.</text:p>
            </text:list-item>
            <text:list-item>
              <text:p text:style-name="P3">The number of turns (N) is the total angle divided by 2π: </text:p>
              <text:list>
                <text:list-item>
                  <text:p text:style-name="P3">N=2πθfinal<text:span text:style-name="Default_20_Paragraph_20_Font"><text:span text:style-name="T2">​​</text:span></text:span></text:p>
                </text:list-item>
                <text:list-item>
                  <text:p text:style-name="P3">Substituting θfinal<text:span text:style-name="Default_20_Paragraph_20_Font"><text:span text:style-name="T2">​</text:span></text:span>: </text:p>
                  <text:list>
                    <text:list-item>
                      <text:p text:style-name="P3">N=2πbR<text:span text:style-name="Default_20_Paragraph_20_Font"><text:span text:style-name="T2">​</text:span></text:span></text:p>
                    </text:list-item>
                  </text:list>
                </text:list-item>
              </text:list>
            </text:list-item>
          </text:list>
        </text:list-item>
      </text:list>
      <text:p text:style-name="Normal"><text:span text:style-name="Default_20_Paragraph_20_Font"><text:span text:style-name="T1">Key Considerations:</text:span></text:span></text:p>
      <text:list text:style-name="L2">
        <text:list-item>
          <text:p text:style-name="P4"><text:span text:style-name="Default_20_Paragraph_20_Font"><text:span text:style-name="T1">The constant 'b' is crucial:</text:span></text:span> </text:p>
          <text:list>
            <text:list-item>
              <text:p text:style-name="P4">It determines how tightly the coils are packed.</text:p>
            </text:list-item>
            <text:list-item>
              <text:p text:style-name="P4">A smaller 'b' results in more turns.</text:p>
            </text:list-item>
            <text:list-item>
              <text:p text:style-name="P4">A larger 'b' results in fewer turns.</text:p>
            </text:list-item>
          </text:list>
        </text:list-item>
        <text:list-item>
          <text:p text:style-name="P4"><text:span text:style-name="Default_20_Paragraph_20_Font"><text:span text:style-name="T1">Starting Point:</text:span></text:span> </text:p>
          <text:list>
            <text:list-item>
              <text:p text:style-name="P4">If the spiral starts at the exact center, 'a' is zero. If it starts at a small radius from the center, 'a' will be a positive value.</text:p>
            </text:list-item>
          </text:list>
        </text:list-item>
        <text:list-item>
          <text:p text:style-name="P4"><text:span text:style-name="Default_20_Paragraph_20_Font"><text:span text:style-name="T1">Units:</text:span></text:span> </text:p>
          <text:list>
            <text:list-item>
              <text:p text:style-name="P4">Ensure that R and b have consistent units (e.g., both in centimeters).</text:p>
            </text:list-item>
            <text:list-item>
              <text:p text:style-name="P4">θ is in radians.</text:p>
            </text:list-item>
          </text:list>
        </text:list-item>
      </text:list>
      <text:p text:style-name="Normal"><text:span text:style-name="Default_20_Paragraph_20_Font"><text:span text:style-name="T1">Example:</text:span></text:span></text:p>
      <text:p text:style-name="Normal">Let's say:</text:p>
      <text:list text:style-name="L3">
        <text:list-item>
          <text:p text:style-name="P5">The circle's radius R=10 cm.</text:p>
        </text:list-item>
        <text:list-item>
          <text:p text:style-name="P5">The spiral constant b=0.5 cm/radian.</text:p>
        </text:list-item>
      </text:list>
      <text:p text:style-name="Normal">Then:</text:p>
      <text:list text:style-name="L4">
        <text:list-item>
          <text:p text:style-name="P6"><text:soft-page-break/>θfinal<text:span text:style-name="Default_20_Paragraph_20_Font"><text:span text:style-name="T2">​</text:span></text:span>=0.510<text:span text:style-name="Default_20_Paragraph_20_Font"><text:span text:style-name="T2">​</text:span></text:span>=20 radians</text:p>
        </text:list-item>
        <text:list-item>
          <text:p text:style-name="P6">N=2π20<text:span text:style-name="Default_20_Paragraph_20_Font"><text:span text:style-name="T2">​</text:span></text:span>≈3.18 turns</text:p>
        </text:list-item>
      </text:list>
      <text:p text:style-name="Normal">Therefore, the spiral would complete approximately 3.18 full turns.</text:p>
      <text:p text:style-name="P7">References:</text:p>
      <text:p text:style-name="P7"><text:a xlink:type="simple" xlink:href="https://pmc.ncbi.nlm.nih.gov/articles/PMC7122542/" text:style-name="Internet_20_link" text:visited-style-name="Visited_20_Internet_20_Link">https://pmc.ncbi.nlm.nih.gov/articles/PMC7122542/</text:a></text:p>
      <text:p text:style-name="P7"><text:a xlink:type="simple" xlink:href="https://pmc.ncbi.nlm.nih.gov/articles/PMC7094320/" text:style-name="Internet_20_link" text:visited-style-name="Visited_20_Internet_20_Link">https://pmc.ncbi.nlm.nih.gov/articles/PMC7094320/</text:a></text:p>
      <text:p text:style-name="P7"><text:a xlink:type="simple" xlink:href="https://mathcurve.com/courbes2d.gb/archimede/archimede.shtml" text:style-name="Internet_20_link" text:visited-style-name="Visited_20_Internet_20_Link">https://mathcurve.com/courbes2d.gb/archimede/archimede.shtml</text:a></text:p>
      <text:p text:style-name="P7"><text:a xlink:type="simple" xlink:href="https://www.sciencedirect.com/science/article/abs/pii/S0022283606016421" text:style-name="Internet_20_link" text:visited-style-name="Visited_20_Internet_20_Link">https://www.sciencedirect.com/science/article/abs/pii/S0022283606016421</text:a></text:p>
      <text:p text:style-name="P7"><text:a xlink:type="simple" xlink:href="https://www.vintagewatchstraps.com/watchmovement2.php" text:style-name="Internet_20_link" text:visited-style-name="Visited_20_Internet_20_Link">https://www.vintagewatchstraps.com/watchmovement2.php</text:a></text:p>
      <text:p text:style-name="P7"><text:a xlink:type="simple" xlink:href="https://www.comsol.com/blogs/how-to-build-a-parameterized-archimedean-spiral-geometry" text:style-name="Internet_20_link" text:visited-style-name="Visited_20_Internet_20_Link">https://www.comsol.com/blogs/how-to-build-a-parameterized-archimedean-spiral-geometry</text:a></text:p>
      <text:p text:style-name="P7"/>
      <text:p text:style-name="Normal"/>
      <text:p text:style-name="Normal">---------------------------------------------------------------------------------------------------------</text:p>
      <text:p text:style-name="P8">Full AI Notes:</text:p>
      <text:p text:style-name="P8"/>
      <text:h text:style-name="P9" text:outline-level="1">Conversation with Gemini</text:h>
      <text:section text:style-name="Sect1" text:name="chat-history">
        <text:p text:style-name="P10"/>
        <text:section text:style-name="Sect1" text:name="8abfa9e0762d9808">
          <text:p text:style-name="P10"/>
          <text:section text:style-name="Sect1" text:name="user-query-content-0">
            <text:p text:style-name="P11">If a coil has to be </text:p>
            <text:p text:style-name="P12">drawn from the centre of a circle to the circumference, explain the mathematics of how many coils/turns will be there in total </text:p>
          </text:section>
          <text:section text:style-name="Sect2" text:name="model-response-message-contentr_8abfa9e0762d9808">
            <text:p text:style-name="P10">Let's break down the mathematics of drawing a coil from the center of a circle to its circumference.</text:p>
            <text:p text:style-name="Text_20_body"><text:span text:style-name="Strong_20_Emphasis">Understanding the Problem</text:span></text:p>
            <text:p text:style-name="Text_20_body">Imagine you're drawing a spiral that starts at the center of a circle and expands outwards until it reaches the circle's edge. The number of "coils" or "turns" refers to how many times the spiral completes a full 360-degree rotation around the center.</text:p>
            <text:p text:style-name="Text_20_body"><text:soft-page-break/><text:span text:style-name="Strong_20_Emphasis">Mathematical Approach</text:span></text:p>
            <text:list text:style-name="L5">
              <text:list-item>
                <text:p text:style-name="P13"><text:span text:style-name="Strong_20_Emphasis">Spiral Equation:</text:span> </text:p>
                <text:list>
                  <text:list-item>
                    <text:p text:style-name="P14">The most common spiral used for this scenario is the Archimedean spiral. In polar coordinates (r,θ), its equation is: </text:p>
                    <text:list>
                      <text:list-item>
                        <text:p text:style-name="P14">r=a+bθ </text:p>
                      </text:list-item>
                      <text:list-item>
                        <text:p text:style-name="P13">Where: </text:p>
                        <text:list>
                          <text:list-item>
                            <text:p text:style-name="P14">r is the distance from the center (radius). </text:p>
                          </text:list-item>
                          <text:list-item>
                            <text:p text:style-name="P14">θ is the angle in radians. </text:p>
                          </text:list-item>
                          <text:list-item>
                            <text:p text:style-name="P14">a is the initial radius (often 0, starting from the center). </text:p>
                          </text:list-item>
                          <text:list-item>
                            <text:p text:style-name="P14">b is a constant that determines the spacing between the coils. </text:p>
                          </text:list-item>
                        </text:list>
                      </text:list-item>
                    </text:list>
                  </text:list-item>
                </text:list>
              </text:list-item>
              <text:list-item>
                <text:p text:style-name="P13"><text:span text:style-name="Strong_20_Emphasis">Circle's Radius:</text:span> </text:p>
                <text:list>
                  <text:list-item>
                    <text:p text:style-name="P14">Let the radius of the circle be R. </text:p>
                  </text:list-item>
                </text:list>
              </text:list-item>
              <text:list-item>
                <text:p text:style-name="P13"><text:span text:style-name="Strong_20_Emphasis">Finding the Final Angle:</text:span> </text:p>
                <text:list>
                  <text:list-item>
                    <text:p text:style-name="P14">When the spiral reaches the circumference, r=R. So, we have: </text:p>
                    <text:list>
                      <text:list-item>
                        <text:p text:style-name="P14">R=a+bθfinal​ </text:p>
                      </text:list-item>
                    </text:list>
                  </text:list-item>
                  <text:list-item>
                    <text:p text:style-name="P14">If the spiral starts at the center, then a=0, so: </text:p>
                    <text:list>
                      <text:list-item>
                        <text:p text:style-name="P14">R=bθfinal​ </text:p>
                      </text:list-item>
                      <text:list-item>
                        <text:p text:style-name="P14">θfinal​=bR​ </text:p>
                      </text:list-item>
                    </text:list>
                  </text:list-item>
                </text:list>
              </text:list-item>
              <text:list-item>
                <text:p text:style-name="P13"><text:span text:style-name="Strong_20_Emphasis">Calculating the Number of Turns:</text:span> </text:p>
                <text:list>
                  <text:list-item>
                    <text:p text:style-name="P14">One complete turn is 2π radians. </text:p>
                  </text:list-item>
                  <text:list-item>
                    <text:p text:style-name="P14">The number of turns (N) is the total angle divided by 2π: </text:p>
                    <text:list>
                      <text:list-item>
                        <text:p text:style-name="P14">N=2πθfinal​​ </text:p>
                      </text:list-item>
                      <text:list-item>
                        <text:p text:style-name="P14">Substituting θfinal​: </text:p>
                        <text:list>
                          <text:list-item>
                            <text:p text:style-name="P15">N=2πbR​ </text:p>
                          </text:list-item>
                        </text:list>
                      </text:list-item>
                    </text:list>
                  </text:list-item>
                </text:list>
              </text:list-item>
            </text:list>
            <text:p text:style-name="Text_20_body"><text:span text:style-name="Strong_20_Emphasis">Key Considerations:</text:span></text:p>
            <text:list text:style-name="L6">
              <text:list-item>
                <text:p text:style-name="P16"><text:span text:style-name="Strong_20_Emphasis">The constant 'b' is crucial:</text:span> </text:p>
                <text:list>
                  <text:list-item>
                    <text:p text:style-name="P16">It determines how tightly the coils are packed. </text:p>
                  </text:list-item>
                  <text:list-item>
                    <text:p text:style-name="P16">A smaller 'b' results in more turns. </text:p>
                  </text:list-item>
                  <text:list-item>
                    <text:p text:style-name="P16">A larger 'b' results in fewer turns. </text:p>
                  </text:list-item>
                </text:list>
              </text:list-item>
              <text:list-item>
                <text:p text:style-name="P16"><text:span text:style-name="Strong_20_Emphasis">Starting Point:</text:span> </text:p>
                <text:list>
                  <text:list-item>
                    <text:p text:style-name="P16">If the spiral starts at the exact center, 'a' is zero. If it starts at a small radius from the center, 'a' will be a positive value. </text:p>
                  </text:list-item>
                </text:list>
              </text:list-item>
              <text:list-item>
                <text:p text:style-name="P16"><text:span text:style-name="Strong_20_Emphasis">Units:</text:span> </text:p>
                <text:list>
                  <text:list-item>
                    <text:p text:style-name="P17">Ensure that R and b have consistent units (e.g., both in centimeters). </text:p>
                  </text:list-item>
                  <text:list-item>
                    <text:p text:style-name="P18">θ is in radians. </text:p>
                  </text:list-item>
                </text:list>
              </text:list-item>
            </text:list>
            <text:p text:style-name="Text_20_body"><text:soft-page-break/><text:span text:style-name="Strong_20_Emphasis">Example:</text:span></text:p>
            <text:p text:style-name="Text_20_body">Let's say:</text:p>
            <text:list text:style-name="L7">
              <text:list-item>
                <text:p text:style-name="P19">The circle's radius R=10 cm. </text:p>
              </text:list-item>
              <text:list-item>
                <text:p text:style-name="P20">The spiral constant b=0.5 cm/radian. </text:p>
              </text:list-item>
            </text:list>
            <text:p text:style-name="Text_20_body">Then:</text:p>
            <text:list text:style-name="L8">
              <text:list-item>
                <text:p text:style-name="P21">θfinal​=0.510​=20 radians </text:p>
              </text:list-item>
              <text:list-item>
                <text:p text:style-name="P22">N=2π20​≈3.18 turns </text:p>
              </text:list-item>
            </text:list>
            <text:p text:style-name="Text_20_body">Therefore, the spiral would complete approximately 3.18 full turns.</text:p>
          </text:section>
          <text:section text:style-name="Sect1" text:name="feedback-form-0">
            <text:p text:style-name="P10"/>
          </text:section>
        </text:section>
        <text:section text:style-name="Sect1" text:name="b835e457ca6e1784">
          <text:p text:style-name="P10"/>
          <text:section text:style-name="Sect1" text:name="user-query-content-1">
            <text:p text:style-name="P11">Show this in python code where I can change the parameters and see how it looks. </text:p>
          </text:section>
          <text:section text:style-name="Sect2" text:name="model-response-message-contentr_b835e457ca6e1784">
            <text:p text:style-name="P10">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spiral_in_circle(circle_radius, spiral_constant, initial_radius=0):</text:span></text:p>
            <text:p text:style-name="Preformatted_20_Text"><text:span text:style-name="Source_20_Text"><text:s text:c="4"/>"""</text:span></text:p>
            <text:p text:style-name="Preformatted_20_Text"><text:span text:style-name="Source_20_Text"><text:s text:c="4"/>Draws an Archimedean spiral within a circle.</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spiral_constant: Constant 'b' in the spiral equation r = a + b*theta.</text:span></text:p>
            <text:p text:style-name="Preformatted_20_Text"><text:span text:style-name="Source_20_Text"><text:s text:c="8"/>initial_radius: Initial radius 'a' (default is 0).</text:span></text:p>
            <text:p text:style-name="Preformatted_20_Text"><text:span text:style-name="Source_20_Text"><text:s text:c="4"/>"""</text:span></text:p>
            <text:p text:style-name="Preformatted_20_Text"/>
            <text:p text:style-name="Preformatted_20_Text"><text:span text:style-name="Source_20_Text"><text:s text:c="4"/>theta = np.linspace(0, 100, 1000) <text:s/># Generate angles</text:span></text:p>
            <text:p text:style-name="Preformatted_20_Text"><text:span text:style-name="Source_20_Text"><text:s text:c="4"/>r = initial_radius + spiral_constant * theta <text:s/># Calculate spiral radius</text:span></text:p>
            <text:p text:style-name="Preformatted_20_Text"/>
            <text:p text:style-name="Preformatted_20_Text"><text:span text:style-name="Source_20_Text"><text:s text:c="4"/># Limit the spiral to the circle's radius</text:span></text:p>
            <text:p text:style-name="Preformatted_20_Text"><text:span text:style-name="Source_20_Text"><text:s text:c="4"/>valid_indices = r &lt;= circle_radius</text:span></text:p>
            <text:p text:style-name="Preformatted_20_Text"><text:span text:style-name="Source_20_Text"><text:s text:c="4"/>theta = theta[valid_indices]</text:span></text:p>
            <text:p text:style-name="Preformatted_20_Text"><text:span text:style-name="Source_20_Text"><text:s text:c="4"/>r = r[valid_indices]</text:span></text:p>
            <text:p text:style-name="Preformatted_20_Text"/>
            <text:p text:style-name="Preformatted_20_Text"><text:span text:style-name="Source_20_Text"><text:s text:c="4"/>x = r * np.cos(theta) <text:s/># Convert polar to Cartesian coordinates</text:span></text:p>
            <text:p text:style-name="Preformatted_20_Text"><text:span text:style-name="Source_20_Text"><text:s text:c="4"/>y = r * np.sin(theta)</text:span></text:p>
            <text:p text:style-name="Preformatted_20_Text"/>
            <text:p text:style-name="Preformatted_20_Text"><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oft-page-break/><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text:span text:style-name="Source_20_Text"><text:s text:c="4"/>plt.xlabel("X")</text:span></text:p>
            <text:p text:style-name="Preformatted_20_Text"><text:span text:style-name="Source_20_Text"><text:s text:c="4"/>plt.ylabel("Y")</text:span></text:p>
            <text:p text:style-name="Preformatted_20_Text"><text:span text:style-name="Source_20_Text"><text:s text:c="4"/>plt.title("Archimedean Spiral in a Circle")</text:span></text:p>
            <text:p text:style-name="Preformatted_20_Text"><text:span text:style-name="Source_20_Text"><text:s text:c="4"/>plt.axis("equal") <text:s/># Ensure equal aspect ratio</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text:s text:c="4"/># Calculate number of turns</text:span></text:p>
            <text:p text:style-name="Preformatted_20_Text"><text:span text:style-name="Source_20_Text"><text:s text:c="4"/>if spiral_constant !=0:</text:span></text:p>
            <text:p text:style-name="Preformatted_20_Text"><text:span text:style-name="Source_20_Text"><text:s text:c="8"/>final_theta = (circle_radius - initial_radius) / spiral_constant</text:span></text:p>
            <text:p text:style-name="Preformatted_20_Text"><text:span text:style-name="Source_20_Text"><text:s text:c="8"/>turns = final_theta / (2 * np.pi)</text:span></text:p>
            <text:p text:style-name="Preformatted_20_Text"><text:span text:style-name="Source_20_Text"><text:s text:c="8"/>print(f"Number of Turns: {turns:.2f}")</text:span></text:p>
            <text:p text:style-name="Preformatted_20_Text"><text:span text:style-name="Source_20_Text"><text:s text:c="4"/>else:</text:span></text:p>
            <text:p text:style-name="Preformatted_20_Text"><text:span text:style-name="Source_20_Text"><text:s text:c="8"/>print("Spiral Constant cannot be zero.")</text:span></text:p>
            <text:p text:style-name="Preformatted_20_Text"/>
            <text:p text:style-name="Preformatted_20_Text"><text:span text:style-name="Source_20_Text"># Example usage:</text:span></text:p>
            <text:p text:style-name="Preformatted_20_Text"><text:span text:style-name="Source_20_Text">circle_radius = 10</text:span></text:p>
            <text:p text:style-name="Preformatted_20_Text"><text:span text:style-name="Source_20_Text">spiral_constant = 0.5</text:span></text:p>
            <text:p text:style-name="Preformatted_20_Text"><text:span text:style-name="Source_20_Text">initial_radius = 0 #try changing this to non zero numbers.</text:span></text:p>
            <text:p text:style-name="Preformatted_20_Text"/>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10</text:span></text:p>
            <text:p text:style-name="Preformatted_20_Text"><text:span text:style-name="Source_20_Text">spiral_constant = 1</text:span></text:p>
            <text:p text:style-name="Preformatted_20_Text"><text:span text:style-name="Source_20_Text">initial_radius = 2</text:span></text:p>
            <text:p text:style-name="Preformatted_20_Text"/>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15</text:span></text:p>
            <text:p text:style-name="Preformatted_20_Text"><text:span text:style-name="Source_20_Text">spiral_constant = 0.25</text:span></text:p>
            <text:p text:style-name="Preformatted_20_Text"><text:span text:style-name="Source_20_Text">initial_radius = 0</text:span></text:p>
            <text:p text:style-name="Preformatted_20_Text"/>
            <text:p text:style-name="P23"><text:span text:style-name="Source_20_Text">draw_spiral_in_circle(circle_radius, spiral_constant, initial_radius)</text:span></text:p>
            <text:p text:style-name="Text_20_body"><text:span text:style-name="Strong_20_Emphasis">How to Use the Code:</text:span></text:p>
            <text:list text:style-name="L9">
              <text:list-item>
                <text:p text:style-name="P24"><text:span text:style-name="Strong_20_Emphasis">Run the code:</text:span> Execute the Python script. </text:p>
              </text:list-item>
              <text:list-item>
                <text:p text:style-name="P24"><text:span text:style-name="Strong_20_Emphasis">Modify Parameters:</text:span> </text:p>
                <text:list>
                  <text:list-item>
                    <text:p text:style-name="P24">Change the <text:span text:style-name="Source_20_Text">circle_radius</text:span>, <text:span text:style-name="Source_20_Text">spiral_constant</text:span>, and <text:span text:style-name="Source_20_Text">initial_radius</text:span> variables to see how they affect the spiral. </text:p>
                  </text:list-item>
                  <text:list-item>
                    <text:p text:style-name="P24">The code will generate a plot of the spiral within the circle and print the calculated number of turns to the console. </text:p>
                  </text:list-item>
                </text:list>
              </text:list-item>
              <text:list-item>
                <text:p text:style-name="P24"><text:soft-page-break/><text:span text:style-name="Strong_20_Emphasis">Observe the Plot:</text:span> </text:p>
                <text:list>
                  <text:list-item>
                    <text:p text:style-name="P24">The plot will show the spiral and the circle. </text:p>
                  </text:list-item>
                  <text:list-item>
                    <text:p text:style-name="P25">Notice how the spacing and number of turns change as you adjust the parameters. </text:p>
                  </text:list-item>
                </text:list>
              </text:list-item>
            </text:list>
            <text:p text:style-name="Text_20_body"><text:span text:style-name="Strong_20_Emphasis">Explanation:</text:span></text:p>
            <text:list text:style-name="L10">
              <text:list-item>
                <text:p text:style-name="P26">The code uses <text:span text:style-name="Source_20_Text">numpy</text:span> for numerical calculations and <text:span text:style-name="Source_20_Text">matplotlib</text:span> for plotting. </text:p>
              </text:list-item>
              <text:list-item>
                <text:p text:style-name="P26">The <text:span text:style-name="Source_20_Text">draw_spiral_in_circle</text:span> function takes the circle radius, spiral constant, and initial radius as input. </text:p>
              </text:list-item>
              <text:list-item>
                <text:p text:style-name="P26">It generates a range of angles (<text:span text:style-name="Source_20_Text">theta</text:span>) and calculates the corresponding radii (<text:span text:style-name="Source_20_Text">r</text:span>) using the Archimedean spiral equation. </text:p>
              </text:list-item>
              <text:list-item>
                <text:p text:style-name="P26">It filters out the points where the spiral exceeds the circle's radius. </text:p>
              </text:list-item>
              <text:list-item>
                <text:p text:style-name="P26">It then converts the polar coordinates to Cartesian coordinates (<text:span text:style-name="Source_20_Text">x</text:span>, <text:span text:style-name="Source_20_Text">y</text:span>) for plotting. </text:p>
              </text:list-item>
              <text:list-item>
                <text:p text:style-name="P26">It plots the spiral and the circle. </text:p>
              </text:list-item>
              <text:list-item>
                <text:p text:style-name="P26">It calculates and prints the number of turns. </text:p>
              </text:list-item>
              <text:list-item>
                <text:p text:style-name="P26">The <text:span text:style-name="Source_20_Text">plt.axis("equal")</text:span> command ensures that the x and y axes have the same scale, so the circle appears circular. </text:p>
              </text:list-item>
              <text:list-item>
                <text:p text:style-name="P27">The example usage section shows how to call the function with different parameter values. </text:p>
              </text:list-item>
            </text:list>
          </text:section>
          <text:section text:style-name="Sect1" text:name="feedback-form-1">
            <text:p text:style-name="P10"/>
          </text:section>
        </text:section>
        <text:section text:style-name="Sect1" text:name="1f8e7eb16633faf8">
          <text:p text:style-name="P10"/>
          <text:section text:style-name="Sect1" text:name="user-query-content-2">
            <text:p text:style-name="P11">Modify this such that I will have the spirals starting from the center and ending at the top point of the circle. Can I get exactly 3 and half spirals for any combination of parameters? </text:p>
          </text:section>
          <text:section text:style-name="Sect2" text:name="model-response-message-contentr_1f8e7eb16633faf8">
            <text:p text:style-name="P10">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spiral_to_top(circle_radius, turns):</text:span></text:p>
            <text:p text:style-name="Preformatted_20_Text"><text:span text:style-name="Source_20_Text"><text:s text:c="4"/>"""</text:span></text:p>
            <text:p text:style-name="Preformatted_20_Text"><text:span text:style-name="Source_20_Text"><text:s text:c="4"/>Draws an Archimedean spiral from the center to the top of the circle.</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turns: Desired number of turns for the spiral.</text:span></text:p>
            <text:p text:style-name="Preformatted_20_Text"><text:span text:style-name="Source_20_Text"><text:s text:c="4"/>"""</text:span></text:p>
            <text:p text:style-name="Preformatted_20_Text"/>
            <text:p text:style-name="Preformatted_20_Text"><text:span text:style-name="Source_20_Text"><text:s text:c="4"/>if turns &lt;= 0:</text:span></text:p>
            <text:p text:style-name="Preformatted_20_Text"><text:span text:style-name="Source_20_Text"><text:s text:c="8"/>print("Number of turns must be positive.")</text:span></text:p>
            <text:p text:style-name="Preformatted_20_Text"><text:span text:style-name="Source_20_Text"><text:s text:c="8"/>return</text:span></text:p>
            <text:p text:style-name="Preformatted_20_Text"><text:soft-page-break/></text:p>
            <text:p text:style-name="Preformatted_20_Text"><text:span text:style-name="Source_20_Text"><text:s text:c="4"/>final_theta = turns * 2 * np.pi + np.pi / 2 <text:s/># End at top (pi/2 radians)</text:span></text:p>
            <text:p text:style-name="Preformatted_20_Text"><text:span text:style-name="Source_20_Text"><text:s text:c="4"/>spiral_constant = circle_radius / final_theta</text:span></text:p>
            <text:p text:style-name="Preformatted_20_Text"/>
            <text:p text:style-name="Preformatted_20_Text"><text:span text:style-name="Source_20_Text"><text:s text:c="4"/>theta = np.linspace(0, final_theta, 1000)</text:span></text:p>
            <text:p text:style-name="Preformatted_20_Text"><text:span text:style-name="Source_20_Text"><text:s text:c="4"/>r = spiral_constant * theta</text:span></text:p>
            <text:p text:style-name="Preformatted_20_Text"/>
            <text:p text:style-name="Preformatted_20_Text"><text:span text:style-name="Source_20_Text"><text:s text:c="4"/>x = r * np.cos(theta)</text:span></text:p>
            <text:p text:style-name="Preformatted_20_Text"><text:span text:style-name="Source_20_Text"><text:s text:c="4"/>y = r * np.sin(theta)</text:span></text:p>
            <text:p text:style-name="Preformatted_20_Text"/>
            <text:p text:style-name="Preformatted_20_Text"><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text:span text:style-name="Source_20_Text"><text:s text:c="4"/>plt.xlabel("X")</text:span></text:p>
            <text:p text:style-name="Preformatted_20_Text"><text:span text:style-name="Source_20_Text"><text:s text:c="4"/>plt.ylabel("Y")</text:span></text:p>
            <text:p text:style-name="Preformatted_20_Text"><text:span text:style-name="Source_20_Text"><text:s text:c="4"/>plt.title("Spiral to Top of Circle")</text:span></text:p>
            <text:p text:style-name="Preformatted_20_Text"><text:span text:style-name="Source_20_Text"><text:s text:c="4"/>plt.axis("equal")</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text:s text:c="4"/>print(f"Number of Turns: {turns:.2f}")</text:span></text:p>
            <text:p text:style-name="Preformatted_20_Text"/>
            <text:p text:style-name="Preformatted_20_Text"><text:span text:style-name="Source_20_Text"># Example usage:</text:span></text:p>
            <text:p text:style-name="Preformatted_20_Text"><text:span text:style-name="Source_20_Text">circle_radius = 10</text:span></text:p>
            <text:p text:style-name="Preformatted_20_Text"><text:span text:style-name="Source_20_Text">turns = 3.5</text:span></text:p>
            <text:p text:style-name="Preformatted_20_Text"><text:span text:style-name="Source_20_Text">draw_spiral_to_top(circle_radius, turns)</text:span></text:p>
            <text:p text:style-name="Preformatted_20_Text"/>
            <text:p text:style-name="Preformatted_20_Text"><text:span text:style-name="Source_20_Text">circle_radius = 5</text:span></text:p>
            <text:p text:style-name="Preformatted_20_Text"><text:span text:style-name="Source_20_Text">turns = 3.5</text:span></text:p>
            <text:p text:style-name="Preformatted_20_Text"><text:span text:style-name="Source_20_Text">draw_spiral_to_top(circle_radius, turns)</text:span></text:p>
            <text:p text:style-name="Preformatted_20_Text"/>
            <text:p text:style-name="Preformatted_20_Text"><text:span text:style-name="Source_20_Text">circle_radius = 15</text:span></text:p>
            <text:p text:style-name="Preformatted_20_Text"><text:span text:style-name="Source_20_Text">turns = 3.5</text:span></text:p>
            <text:p text:style-name="Preformatted_20_Text"><text:span text:style-name="Source_20_Text">draw_spiral_to_top(circle_radius, turns)</text:span></text:p>
            <text:p text:style-name="Preformatted_20_Text"/>
            <text:p text:style-name="Preformatted_20_Text"><text:span text:style-name="Source_20_Text">circle_radius = 7.3</text:span></text:p>
            <text:p text:style-name="Preformatted_20_Text"><text:span text:style-name="Source_20_Text">turns = 3.5</text:span></text:p>
            <text:p text:style-name="P23"><text:span text:style-name="Source_20_Text">draw_spiral_to_top(circle_radius, turns)</text:span></text:p>
            <text:p text:style-name="Text_20_body"><text:span text:style-name="Strong_20_Emphasis">Key Changes:</text:span></text:p>
            <text:list text:style-name="L11">
              <text:list-item>
                <text:p text:style-name="P28"><text:span text:style-name="Strong_20_Emphasis"><text:span text:style-name="Source_20_Text">draw_spiral_to_top</text:span></text:span><text:span text:style-name="Strong_20_Emphasis"> Function:</text:span> </text:p>
                <text:list>
                  <text:list-item>
                    <text:p text:style-name="P28"><text:soft-page-break/>The function now takes <text:span text:style-name="Source_20_Text">circle_radius</text:span> and <text:span text:style-name="Source_20_Text">turns</text:span> as input. </text:p>
                  </text:list-item>
                  <text:list-item>
                    <text:p text:style-name="P28">It calculates the <text:span text:style-name="Source_20_Text">final_theta</text:span> to ensure the spiral ends at the top of the circle (π/2 radians past a whole number of turns). </text:p>
                  </text:list-item>
                  <text:list-item>
                    <text:p text:style-name="P28">It calculates the <text:span text:style-name="Source_20_Text">spiral_constant</text:span> (<text:span text:style-name="Source_20_Text">b</text:span>) based on the desired <text:span text:style-name="Source_20_Text">turns</text:span> and <text:span text:style-name="Source_20_Text">circle_radius</text:span>. </text:p>
                  </text:list-item>
                </text:list>
              </text:list-item>
              <text:list-item>
                <text:p text:style-name="P28"><text:span text:style-name="Strong_20_Emphasis"><text:span text:style-name="Source_20_Text">final_theta</text:span></text:span><text:span text:style-name="Strong_20_Emphasis"> Calculation:</text:span> </text:p>
                <text:list>
                  <text:list-item>
                    <text:p text:style-name="P28"><text:span text:style-name="Source_20_Text">final_theta = turns * 2 * np.pi + np.pi / 2</text:span> </text:p>
                    <text:list>
                      <text:list-item>
                        <text:p text:style-name="P28">This ensures that the spiral ends at the top of the circle. </text:p>
                      </text:list-item>
                    </text:list>
                  </text:list-item>
                </text:list>
              </text:list-item>
              <text:list-item>
                <text:p text:style-name="P28"><text:span text:style-name="Strong_20_Emphasis">Spiral Constant Calculation:</text:span> </text:p>
                <text:list>
                  <text:list-item>
                    <text:p text:style-name="P28"><text:span text:style-name="Source_20_Text">spiral_constant = circle_radius / final_theta</text:span> </text:p>
                    <text:list>
                      <text:list-item>
                        <text:p text:style-name="P28">This calculates the 'b' constant such that the spiral ends at the correct location. </text:p>
                      </text:list-item>
                    </text:list>
                  </text:list-item>
                </text:list>
              </text:list-item>
              <text:list-item>
                <text:p text:style-name="P28"><text:span text:style-name="Strong_20_Emphasis">Example Usage:</text:span> </text:p>
                <text:list>
                  <text:list-item>
                    <text:p text:style-name="P29">The example usage demonstrates how to call the function with different <text:span text:style-name="Source_20_Text">circle_radius</text:span> values, while keeping <text:span text:style-name="Source_20_Text">turns</text:span> constant at 3.5. </text:p>
                  </text:list-item>
                </text:list>
              </text:list-item>
            </text:list>
            <text:p text:style-name="Text_20_body"><text:span text:style-name="Strong_20_Emphasis">Explanation:</text:span></text:p>
            <text:list text:style-name="L12">
              <text:list-item>
                <text:p text:style-name="P30">By calculating the spiral constant based on the desired number of turns and the circle radius, you can ensure that the spiral always ends at the top of the circle, regardless of the circle's size. </text:p>
              </text:list-item>
              <text:list-item>
                <text:p text:style-name="P30">The addition of <text:span text:style-name="Source_20_Text">np.pi / 2</text:span> to the <text:span text:style-name="Source_20_Text">final_theta</text:span> calculation is what makes the spiral stop at the top of the circle. </text:p>
              </text:list-item>
              <text:list-item>
                <text:p text:style-name="P31">The code will now always produce a spiral with the desired number of turns, ending at the top of the circle. </text:p>
              </text:list-item>
            </text:list>
          </text:section>
          <text:section text:style-name="Sect1" text:name="feedback-form-2">
            <text:p text:style-name="P10"/>
          </text:section>
        </text:section>
        <text:section text:style-name="Sect1" text:name="794b9c9d282741cd">
          <text:p text:style-name="P10"/>
          <text:section text:style-name="Sect1" text:name="user-query-content-3">
            <text:p text:style-name="P11">In this code, can you compute the circumference of the spiral as well. </text:p>
            <text:p text:style-name="P12">import numpy as np </text:p>
            <text:p text:style-name="P12">import matplotlib.pyplot as plt </text:p>
            <text:p text:style-name="P12"/>
            <text:p text:style-name="P12">def draw_spiral_in_circle(circle_radius, spiral_constant, initial_radius=0): </text:p>
            <text:p text:style-name="P12">""" </text:p>
            <text:p text:style-name="P12">Draws an Archimedean spiral within a circle. </text:p>
            <text:p text:style-name="P12"/>
            <text:p text:style-name="P12"><text:soft-page-break/>Args: </text:p>
            <text:p text:style-name="P12">circle_radius: Radius of the circle. </text:p>
            <text:p text:style-name="P12">spiral_constant: Constant 'b' in the spiral equation r = a + b*theta. </text:p>
            <text:p text:style-name="P12">initial_radius: Initial radius 'a' (default is 0). </text:p>
            <text:p text:style-name="P12">""" </text:p>
            <text:p text:style-name="P12"/>
            <text:p text:style-name="P12">theta = np.linspace(0, 100, 1000) # Generate angles </text:p>
            <text:p text:style-name="P12">r = initial_radius + spiral_constant * theta # Calculate spiral radius </text:p>
            <text:p text:style-name="P12"/>
            <text:p text:style-name="P12"># Limit the spiral to the circle's radius </text:p>
            <text:p text:style-name="P12">valid_indices = r &lt;= circle_radius </text:p>
            <text:p text:style-name="P12">theta = theta[valid_indices] </text:p>
            <text:p text:style-name="P12">r = r[valid_indices] </text:p>
            <text:p text:style-name="P12"/>
            <text:p text:style-name="P12"># x = r * np.cos(theta) # Convert polar to Cartesian coordinates </text:p>
            <text:p text:style-name="P12"># y = r * np.sin(theta) </text:p>
            <text:p text:style-name="P12"/>
            <text:p text:style-name="P12"># rotating it so we can go from bottom to top </text:p>
            <text:p text:style-name="P12">x = r * np.sin(theta) </text:p>
            <text:p text:style-name="P12">y = - r * np.cos(theta) </text:p>
            <text:p text:style-name="P12"/>
            <text:p text:style-name="P12"># Draw the circle </text:p>
            <text:p text:style-name="P12">circle_theta = np.linspace(0, 2 * np.pi, 100) </text:p>
            <text:p text:style-name="P12">circle_x = circle_radius * np.cos(circle_theta) </text:p>
            <text:p text:style-name="P12">circle_y = circle_radius * np.sin(circle_theta) </text:p>
            <text:p text:style-name="P12"/>
            <text:p text:style-name="P12"># Plot </text:p>
            <text:p text:style-name="P12">plt.figure(figsize=(8, 8)) </text:p>
            <text:p text:style-name="P12"><text:soft-page-break/>plt.plot(x, y, label="Spiral") </text:p>
            <text:p text:style-name="P12">plt.plot(circle_x, circle_y, 'r--', label="Circle") </text:p>
            <text:p text:style-name="P12">plt.xlabel("X") </text:p>
            <text:p text:style-name="P12">plt.ylabel("Y") </text:p>
            <text:p text:style-name="P12">plt.title("Archimedean Spiral in a Circle") </text:p>
            <text:p text:style-name="P12">plt.axis("equal") # Ensure equal aspect ratio </text:p>
            <text:p text:style-name="P12">plt.legend() </text:p>
            <text:p text:style-name="P12">plt.grid(True) </text:p>
            <text:p text:style-name="P12">plt.show() </text:p>
            <text:p text:style-name="P12"/>
            <text:p text:style-name="P12"># Calculate number of turns </text:p>
            <text:p text:style-name="P12">if spiral_constant !=0: </text:p>
            <text:p text:style-name="P12">final_theta = (circle_radius - initial_radius) / spiral_constant </text:p>
            <text:p text:style-name="P12">turns = final_theta / (2 * np.pi) </text:p>
            <text:p text:style-name="P12">print(f"Number of Turns: {turns:.2f}") </text:p>
            <text:p text:style-name="P12">else: </text:p>
            <text:p text:style-name="P12">print("Spiral Constant cannot be zero.") </text:p>
            <text:p text:style-name="P12"/>
            <text:p text:style-name="P12"># Example usage: </text:p>
            <text:p text:style-name="P12"># circle_radius = 10 </text:p>
            <text:p text:style-name="P12"># spiral_constant = 0.5 </text:p>
            <text:p text:style-name="P12"># initial_radius = 0 #try changing this to non zero numbers. </text:p>
            <text:p text:style-name="P12"># draw_spiral_in_circle(circle_radius, spiral_constant, initial_radius) </text:p>
            <text:p text:style-name="P12"># </text:p>
            <text:p text:style-name="P12"># circle_radius = 10 </text:p>
            <text:p text:style-name="P12"># spiral_constant = 1 </text:p>
            <text:p text:style-name="P12"># initial_radius = 2 </text:p>
            <text:p text:style-name="P12"># draw_spiral_in_circle(circle_radius, spiral_constant, initial_radius) </text:p>
            <text:p text:style-name="P12"><text:soft-page-break/># </text:p>
            <text:p text:style-name="P12"># circle_radius = 15 </text:p>
            <text:p text:style-name="P12"># spiral_constant = 0.25 </text:p>
            <text:p text:style-name="P12"># initial_radius = 0 </text:p>
            <text:p text:style-name="P12"># draw_spiral_in_circle(circle_radius, spiral_constant, initial_radius) </text:p>
            <text:p text:style-name="P12"/>
            <text:p text:style-name="P12"># R/(2*b*pi) = NTurns = 3.5 =&gt; b = R/(7*pi) </text:p>
            <text:p text:style-name="P12">circle_radius = 7 </text:p>
            <text:p text:style-name="P12">spiral_constant = 1/np.pi </text:p>
            <text:p text:style-name="P12">initial_radius = 0 </text:p>
            <text:p text:style-name="P12">draw_spiral_in_circle(circle_radius, spiral_constant, initial_radius) </text:p>
            <text:p text:style-name="P12"/>
            <text:p text:style-name="P12"># Assume pi is 22/7 -- NTurns = R/(2*b*pi) = R/(2*b*22/7) = 3.5*R/(22*b) </text:p>
            <text:p text:style-name="P12">circle_radius = 22 </text:p>
            <text:p text:style-name="P12">spiral_constant = 1 </text:p>
            <text:p text:style-name="P12">initial_radius = 0 </text:p>
            <text:p text:style-name="P12">draw_spiral_in_circle(circle_radius, spiral_constant, initial_radius) </text:p>
          </text:section>
          <text:section text:style-name="Sect2" text:name="model-response-message-contentr_794b9c9d282741cd">
            <text:p text:style-name="P10">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spiral_in_circle(circle_radius, spiral_constant, initial_radius=0):</text:span></text:p>
            <text:p text:style-name="Preformatted_20_Text"><text:span text:style-name="Source_20_Text"><text:s text:c="4"/>"""</text:span></text:p>
            <text:p text:style-name="Preformatted_20_Text"><text:span text:style-name="Source_20_Text"><text:s text:c="4"/>Draws an Archimedean spiral within a circle and calculates its circumference.</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spiral_constant: Constant 'b' in the spiral equation r = a + b*theta.</text:span></text:p>
            <text:p text:style-name="Preformatted_20_Text"><text:span text:style-name="Source_20_Text"><text:s text:c="8"/>initial_radius: Initial radius 'a' (default is 0).</text:span></text:p>
            <text:p text:style-name="Preformatted_20_Text"><text:span text:style-name="Source_20_Text"><text:s text:c="4"/>"""</text:span></text:p>
            <text:p text:style-name="Preformatted_20_Text"/>
            <text:p text:style-name="Preformatted_20_Text"><text:span text:style-name="Source_20_Text"><text:s text:c="4"/>theta = np.linspace(0, 100, 1000) <text:s/># Generate angles</text:span></text:p>
            <text:p text:style-name="Preformatted_20_Text"><text:span text:style-name="Source_20_Text"><text:s text:c="4"/>r = initial_radius + spiral_constant * theta <text:s/># Calculate spiral radius</text:span></text:p>
            <text:p text:style-name="Preformatted_20_Text"/>
            <text:p text:style-name="Preformatted_20_Text"><text:span text:style-name="Source_20_Text"><text:s text:c="4"/># Limit the spiral to the circle's radius</text:span></text:p>
            <text:p text:style-name="Preformatted_20_Text"><text:soft-page-break/><text:span text:style-name="Source_20_Text"><text:s text:c="4"/>valid_indices = r &lt;= circle_radius</text:span></text:p>
            <text:p text:style-name="Preformatted_20_Text"><text:span text:style-name="Source_20_Text"><text:s text:c="4"/>theta = theta[valid_indices]</text:span></text:p>
            <text:p text:style-name="Preformatted_20_Text"><text:span text:style-name="Source_20_Text"><text:s text:c="4"/>r = r[valid_indices]</text:span></text:p>
            <text:p text:style-name="Preformatted_20_Text"/>
            <text:p text:style-name="Preformatted_20_Text"><text:span text:style-name="Source_20_Text"><text:s text:c="4"/>x = r * np.sin(theta)</text:span></text:p>
            <text:p text:style-name="Preformatted_20_Text"><text:span text:style-name="Source_20_Text"><text:s text:c="4"/>y = - r * np.cos(theta)</text:span></text:p>
            <text:p text:style-name="Preformatted_20_Text"/>
            <text:p text:style-name="Preformatted_20_Text"><text:span text:style-name="Source_20_Text"><text:s text:c="4"/># Calculate spiral circumference</text:span></text:p>
            <text:p text:style-name="Preformatted_20_Text"><text:span text:style-name="Source_20_Text"><text:s text:c="4"/>diff_x = np.diff(x)</text:span></text:p>
            <text:p text:style-name="Preformatted_20_Text"><text:span text:style-name="Source_20_Text"><text:s text:c="4"/>diff_y = np.diff(y)</text:span></text:p>
            <text:p text:style-name="Preformatted_20_Text"><text:span text:style-name="Source_20_Text"><text:s text:c="4"/>segment_lengths = np.sqrt(diff_x**2 + diff_y**2)</text:span></text:p>
            <text:p text:style-name="Preformatted_20_Text"><text:span text:style-name="Source_20_Text"><text:s text:c="4"/>spiral_circumference = np.sum(segment_lengths)</text:span></text:p>
            <text:p text:style-name="Preformatted_20_Text"/>
            <text:p text:style-name="Preformatted_20_Text"><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text:span text:style-name="Source_20_Text"><text:s text:c="4"/>plt.xlabel("X")</text:span></text:p>
            <text:p text:style-name="Preformatted_20_Text"><text:span text:style-name="Source_20_Text"><text:s text:c="4"/>plt.ylabel("Y")</text:span></text:p>
            <text:p text:style-name="Preformatted_20_Text"><text:span text:style-name="Source_20_Text"><text:s text:c="4"/>plt.title("Archimedean Spiral in a Circle")</text:span></text:p>
            <text:p text:style-name="Preformatted_20_Text"><text:span text:style-name="Source_20_Text"><text:s text:c="4"/>plt.axis("equal")</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text:s text:c="4"/># Calculate number of turns</text:span></text:p>
            <text:p text:style-name="Preformatted_20_Text"><text:span text:style-name="Source_20_Text"><text:s text:c="4"/>if spiral_constant != 0:</text:span></text:p>
            <text:p text:style-name="Preformatted_20_Text"><text:span text:style-name="Source_20_Text"><text:s text:c="8"/>final_theta = (circle_radius - initial_radius) / spiral_constant</text:span></text:p>
            <text:p text:style-name="Preformatted_20_Text"><text:span text:style-name="Source_20_Text"><text:s text:c="8"/>turns = final_theta / (2 * np.pi)</text:span></text:p>
            <text:p text:style-name="Preformatted_20_Text"><text:span text:style-name="Source_20_Text"><text:s text:c="8"/>print(f"Number of Turns: {turns:.2f}")</text:span></text:p>
            <text:p text:style-name="Preformatted_20_Text"><text:span text:style-name="Source_20_Text"><text:s text:c="4"/>else:</text:span></text:p>
            <text:p text:style-name="Preformatted_20_Text"><text:span text:style-name="Source_20_Text"><text:s text:c="8"/>print("Spiral Constant cannot be zero.")</text:span></text:p>
            <text:p text:style-name="Preformatted_20_Text"/>
            <text:p text:style-name="Preformatted_20_Text"><text:span text:style-name="Source_20_Text"><text:s text:c="4"/>print(f"Spiral Circumference: {spiral_circumference:.2f}")</text:span></text:p>
            <text:p text:style-name="Preformatted_20_Text"/>
            <text:p text:style-name="Preformatted_20_Text"><text:span text:style-name="Source_20_Text"># Example usage:</text:span></text:p>
            <text:p text:style-name="Preformatted_20_Text"><text:span text:style-name="Source_20_Text">circle_radius = 7</text:span></text:p>
            <text:p text:style-name="Preformatted_20_Text"><text:span text:style-name="Source_20_Text">spiral_constant = 1/np.pi</text:span></text:p>
            <text:p text:style-name="Preformatted_20_Text"><text:span text:style-name="Source_20_Text">initial_radius = 0</text:span></text:p>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22</text:span></text:p>
            <text:p text:style-name="Preformatted_20_Text"><text:span text:style-name="Source_20_Text">spiral_constant = 1</text:span></text:p>
            <text:p text:style-name="Preformatted_20_Text"><text:span text:style-name="Source_20_Text">initial_radius = 0</text:span></text:p>
            <text:p text:style-name="P23"><text:soft-page-break/><text:span text:style-name="Source_20_Text">draw_spiral_in_circle(circle_radius, spiral_constant, initial_radius)</text:span></text:p>
            <text:p text:style-name="Text_20_body"><text:span text:style-name="Strong_20_Emphasis">Changes and Explanation:</text:span></text:p>
            <text:list text:style-name="L13">
              <text:list-item>
                <text:p text:style-name="P32"><text:span text:style-name="Strong_20_Emphasis">Circumference Calculation:</text:span> </text:p>
                <text:list>
                  <text:list-item>
                    <text:p text:style-name="P32">Inside the <text:span text:style-name="Source_20_Text">draw_spiral_in_circle</text:span> function, after calculating <text:span text:style-name="Source_20_Text">x</text:span> and <text:span text:style-name="Source_20_Text">y</text:span>, the following code is added: </text:p>
                    <text:p text:style-name="P33">Python</text:p>
                    <text:p text:style-name="P34"><text:span text:style-name="Source_20_Text">diff_x = np.diff(x)</text:span></text:p>
                    <text:p text:style-name="P34"><text:span text:style-name="Source_20_Text">diff_y = np.diff(y)</text:span></text:p>
                    <text:p text:style-name="P34"><text:span text:style-name="Source_20_Text">segment_lengths = np.sqrt(diff_x**2 + diff_y**2)</text:span></text:p>
                    <text:p text:style-name="P35"><text:span text:style-name="Source_20_Text">spiral_circumference = np.sum(segment_lengths)</text:span></text:p>
                  </text:list-item>
                  <text:list-item>
                    <text:p text:style-name="P32"><text:span text:style-name="Source_20_Text">np.diff(x)</text:span> and <text:span text:style-name="Source_20_Text">np.diff(y)</text:span> calculate the differences between consecutive x and y coordinates, respectively. </text:p>
                  </text:list-item>
                  <text:list-item>
                    <text:p text:style-name="P32"><text:span text:style-name="Source_20_Text">segment_lengths</text:span> calculates the length of each small segment of the spiral using the Pythagorean theorem. </text:p>
                  </text:list-item>
                  <text:list-item>
                    <text:p text:style-name="P32"><text:span text:style-name="Source_20_Text">spiral_circumference</text:span> sums up all the segment lengths to get the total circumference of the spiral. </text:p>
                  </text:list-item>
                </text:list>
              </text:list-item>
              <text:list-item>
                <text:p text:style-name="P32"><text:span text:style-name="Strong_20_Emphasis">Printing Circumference:</text:span> </text:p>
                <text:list>
                  <text:list-item>
                    <text:p text:style-name="P32">The spiral circumference is then printed to the console using: </text:p>
                    <text:p text:style-name="P33">Python</text:p>
                    <text:p text:style-name="P35"><text:span text:style-name="Source_20_Text">print(f"Spiral Circumference: {spiral_circumference:.2f}")</text:span></text:p>
                  </text:list-item>
                </text:list>
              </text:list-item>
              <text:list-item>
                <text:p text:style-name="P32"><text:span text:style-name="Strong_20_Emphasis">Corrected rotation</text:span> </text:p>
                <text:list>
                  <text:list-item>
                    <text:p text:style-name="P32">The rotation of the spiral was fixed to start from the bottom to the top. </text:p>
                    <text:p text:style-name="P33">Python</text:p>
                    <text:p text:style-name="P34"><text:span text:style-name="Source_20_Text">x = r * np.sin(theta)</text:span></text:p>
                    <text:p text:style-name="P35"><text:span text:style-name="Source_20_Text">y = - r * np.cos(theta)</text:span></text:p>
                  </text:list-item>
                </text:list>
              </text:list-item>
            </text:list>
            <text:p text:style-name="Text_20_body">Now, when you run the code, it will not only display the spiral and the number of turns but also calculate and print the spiral's circumference.</text:p>
          </text:section>
          <text:section text:style-name="Sect1" text:name="feedback-form-3">
            <text:p text:style-name="P10"/>
          </text:section>
        </text:section>
        <text:section text:style-name="Sect1" text:name="cd4e89394bde258f">
          <text:p text:style-name="P10"/>
          <text:section text:style-name="Sect1" text:name="user-query-content-4">
            <text:p text:style-name="P11">Is there an easier analytical way of computing the circumference of the spiral? </text:p>
          </text:section>
          <text:section text:style-name="Sect2" text:name="model-response-message-contentr_cd4e89394bde258f">
            <text:p text:style-name="P10">Yes, there's an analytical way to approximate the circumference of an Archimedean spiral, but it involves calculus and results in a more complex expression. It's not necessarily "easier" in terms of computation, but it provides a closed-form formula.</text:p>
            <text:p text:style-name="Text_20_body"><text:soft-page-break/><text:span text:style-name="Strong_20_Emphasis">Analytical Approach</text:span></text:p>
            <text:list text:style-name="L14">
              <text:list-item>
                <text:p text:style-name="P36"><text:span text:style-name="Strong_20_Emphasis">Arc Length Formula:</text:span> </text:p>
                <text:list>
                  <text:list-item>
                    <text:p text:style-name="P37">In polar coordinates, the arc length (circumference) of a curve defined by r=f(θ) is given by: </text:p>
                    <text:list>
                      <text:list-item>
                        <text:p text:style-name="P37">L=∫θ1​θ2​​r2+(dθdr​)2​dθ </text:p>
                      </text:list-item>
                    </text:list>
                  </text:list-item>
                </text:list>
              </text:list-item>
              <text:list-item>
                <text:p text:style-name="P36"><text:span text:style-name="Strong_20_Emphasis">Archimedean Spiral:</text:span> </text:p>
                <text:list>
                  <text:list-item>
                    <text:p text:style-name="P37">For an Archimedean spiral, r=a+bθ. Therefore: </text:p>
                    <text:list>
                      <text:list-item>
                        <text:p text:style-name="P37">dθdr​=b </text:p>
                      </text:list-item>
                    </text:list>
                    <text:p text:style-name="P36">  </text:p>
                  </text:list-item>
                </text:list>
              </text:list-item>
              <text:list-item>
                <text:p text:style-name="P36"><text:span text:style-name="Strong_20_Emphasis">Substituting into the Arc Length Formula:</text:span> </text:p>
                <text:list>
                  <text:list-item>
                    <text:p text:style-name="P37">L=∫θ1​θ2​​(a+bθ)2+b2​dθ </text:p>
                  </text:list-item>
                </text:list>
              </text:list-item>
              <text:list-item>
                <text:p text:style-name="P36"><text:span text:style-name="Strong_20_Emphasis">Solving the Integral:</text:span> </text:p>
                <text:list>
                  <text:list-item>
                    <text:p text:style-name="P36">This integral is not trivial. It can be solved using integration by parts or trigonometric substitution. The result is: </text:p>
                    <text:list>
                      <text:list-item>
                        <text:p text:style-name="P37">L=2b1​[(a+bθ)(a+bθ)2+b2​+b2sinh−1(ba+bθ​)]θ1​θ2​​ </text:p>
                      </text:list-item>
                      <text:list-item>
                        <text:p text:style-name="P37">where sinh−1(x)=ln(x+x2+1​) is the inverse hyperbolic sine function.   </text:p>
                      </text:list-item>
                    </text:list>
                  </text:list-item>
                </text:list>
              </text:list-item>
              <text:list-item>
                <text:p text:style-name="P36"><text:span text:style-name="Strong_20_Emphasis">Simplified Case (a = 0):</text:span> </text:p>
                <text:list>
                  <text:list-item>
                    <text:p text:style-name="P37">If the spiral starts at the center (a=0), the formula simplifies to: </text:p>
                    <text:list>
                      <text:list-item>
                        <text:p text:style-name="P37">L=2b1​[bθb2θ2+b2​+b2sinh−1(θ)]θ1​θ2​​ </text:p>
                      </text:list-item>
                      <text:list-item>
                        <text:p text:style-name="P38">L=2b​[θθ2+1​+sinh−1(θ)]θ1​θ2​​ </text:p>
                      </text:list-item>
                    </text:list>
                  </text:list-item>
                </text:list>
              </text:list-item>
            </text:list>
            <text:p text:style-name="Text_20_body"><text:span text:style-name="Strong_20_Emphasis">Why It's Not Necessarily "Easier":</text:span></text:p>
            <text:list text:style-name="L15">
              <text:list-item>
                <text:p text:style-name="P39"><text:span text:style-name="Strong_20_Emphasis">Complexity:</text:span> The analytical formula involves square roots, inverse hyperbolic sine functions (or logarithms), and evaluating the expression at the limits of integration. </text:p>
              </text:list-item>
              <text:list-item>
                <text:p text:style-name="P40"><text:span text:style-name="Strong_20_Emphasis">Numerical Evaluation:</text:span> In practice, you'll still need to use numerical methods to evaluate the sinh−1 function and the overall expression. </text:p>
              </text:list-item>
              <text:list-item>
                <text:p text:style-name="P41"><text:span text:style-name="Strong_20_Emphasis">Numerical Integration:</text:span> The numerical integration used in the python code is often sufficient for practical purposes, and it's easier to implement. </text:p>
              </text:list-item>
            </text:list>
            <text:p text:style-name="Text_20_body"><text:span text:style-name="Strong_20_Emphasis">When the Analytical Formula Might Be Useful:</text:span></text:p>
            <text:list text:style-name="L16">
              <text:list-item>
                <text:p text:style-name="P42">For theoretical analysis or deriving other formulas. </text:p>
              </text:list-item>
              <text:list-item>
                <text:p text:style-name="P43">When very high precision is required, and you have a good numerical library for evaluating the functions. </text:p>
              </text:list-item>
            </text:list>
            <text:p text:style-name="Text_20_body"><text:span text:style-name="Strong_20_Emphasis">In summary:</text:span> While an analytical formula exists, it's more complex and often not computationally simpler than the numerical integration method. The numerical method is usually adequate for most applications.</text:p>
          </text:section>
          <text:p text:style-name="P44"><text:soft-page-break/>Sources and related content</text:p>
          <text:p text:style-name="P44"><text:a xlink:type="simple" xlink:href="https://observablehq.com/@lukesmurray/archimedean-spiral#:~:text=Going%20from%20θ%20to%20radius,r%3Da%2Bbθ." office:target-frame-name="_blank" xlink:show="new" text:style-name="Internet_20_link" text:visited-style-name="Visited_20_Internet_20_Link">Archimedean Spiral / Luke Murray | Observable </text:a></text:p>
          <text:p text:style-name="P44"><draw:a xlink:type="simple" xlink:href="https://observablehq.com/@lukesmurray/archimedean-spiral#:~:text=Going%20from%20θ%20to%20radius,r%3Da%2Bbθ." office:target-frame-name="_blank" xlink:show="new"><draw:frame draw:style-name="fr1" draw:name="Image7" text:anchor-type="as-char" svg:width="0.3543in" svg:height="0.3543in" draw:z-index="0"><draw:image xlink:href="Pictures/10000001000000200000002089B57297.png" xlink:type="simple" xlink:show="embed" xlink:actuate="onLoad" draw:mime-type="image/png"/><svg:title>Source icon</svg:title></draw:frame></draw:a></text:p>
          <text:p text:style-name="P44"><text:a xlink:type="simple" xlink:href="https://observablehq.com/@lukesmurray/archimedean-spiral#:~:text=Going%20from%20θ%20to%20radius,r%3Da%2Bbθ." office:target-frame-name="_blank" xlink:show="new" text:style-name="Internet_20_link" text:visited-style-name="Visited_20_Internet_20_Link">observablehq.com</text:a></text:p>
          <text:p text:style-name="P44"><text:a xlink:type="simple" xlink:href="https://metric.ma.ic.ac.uk/metric_public/functions_and_graphs/hyperbolic_functions/inverses.html#:~:text=The%20hyperbolic%20sine%20function%2C%20sinh,in%20blue%20in%20the%20figure." office:target-frame-name="_blank" xlink:show="new" text:style-name="Internet_20_link" text:visited-style-name="Visited_20_Internet_20_Link">Hyperbolic Functions: Inverses - metric </text:a></text:p>
          <text:p text:style-name="P44"><draw:a xlink:type="simple" xlink:href="https://metric.ma.ic.ac.uk/metric_public/functions_and_graphs/hyperbolic_functions/inverses.html#:~:text=The%20hyperbolic%20sine%20function%2C%20sinh,in%20blue%20in%20the%20figure." office:target-frame-name="_blank" xlink:show="new"><draw:frame draw:style-name="fr1" draw:name="Image8" text:anchor-type="as-char" svg:width="0.8083in" svg:height="0.4146in" draw:z-index="1"><draw:image xlink:href="https://encrypted-tbn1.gstatic.com/favicon-tbn?q=tbn:ANd9GcTUkgnTKgI3dVDV1MtHjlHnflVhEOkkdDpxRCoDWxKH1UL9FPFxYXMpgZsYfddPKASVIn_NkrS9Eaatol71iKb3UBEhJEIfR-imQ7IF" xlink:type="simple" xlink:show="embed" xlink:actuate="onLoad"/><svg:title>Source icon</svg:title></draw:frame></draw:a></text:p>
          <text:p text:style-name="P44"><text:a xlink:type="simple" xlink:href="https://metric.ma.ic.ac.uk/metric_public/functions_and_graphs/hyperbolic_functions/inverses.html#:~:text=The%20hyperbolic%20sine%20function%2C%20sinh,in%20blue%20in%20the%20figure." office:target-frame-name="_blank" xlink:show="new" text:style-name="Internet_20_link" text:visited-style-name="Visited_20_Internet_20_Link">metric.ma.ic.ac.uk</text:a></text:p>
          <text:section text:style-name="Sect1" text:name="feedback-form-4">
            <text:p text:style-name="P45"/>
          </text:section>
        </text:section>
        <text:section text:style-name="Sect1" text:name="e551a1b82c849006">
          <text:p text:style-name="P10"/>
          <text:section text:style-name="Sect1" text:name="user-query-content-5">
            <text:p text:style-name="P11">Let's say the wave is going out at a uniform speed from the center to the circumference of the circle and diffusing some color for a brief amount of time. We want to cover as much area as possible inside the circle using our color diffuser. Then what is the ideal number of turns to do this quickly. Maximize the area distribution, minimize the time. </text:p>
          </text:section>
          <text:section text:style-name="Sect2" text:name="model-response-message-contentr_e551a1b82c849006">
            <text:p text:style-name="P10">This is an interesting optimization problem that combines geometry and a bit of conceptual physics! Here's how we can approach it:</text:p>
            <text:p text:style-name="Text_20_body"><text:span text:style-name="Strong_20_Emphasis">Understanding the Trade-offs</text:span></text:p>
            <text:list text:style-name="L17">
              <text:list-item>
                <text:p text:style-name="P46"><text:span text:style-name="Strong_20_Emphasis">More Turns:</text:span> </text:p>
                <text:list>
                  <text:list-item>
                    <text:p text:style-name="P46">More turns mean the spiral covers more area, but it takes longer to draw. </text:p>
                  </text:list-item>
                  <text:list-item>
                    <text:p text:style-name="P46">The color diffusion would be more spread out, and the color intensity may be lower in any given area. </text:p>
                  </text:list-item>
                </text:list>
              </text:list-item>
              <text:list-item>
                <text:p text:style-name="P46"><text:span text:style-name="Strong_20_Emphasis">Fewer Turns:</text:span> </text:p>
                <text:list>
                  <text:list-item>
                    <text:p text:style-name="P46">Fewer turns mean the spiral is drawn faster, but it covers less area. </text:p>
                  </text:list-item>
                  <text:list-item>
                    <text:p text:style-name="P47">The color diffusion would be more concentrated, resulting in higher color intensity. </text:p>
                  </text:list-item>
                </text:list>
              </text:list-item>
            </text:list>
            <text:p text:style-name="Text_20_body"><text:span text:style-name="Strong_20_Emphasis">Finding the Optimal Number of Turns</text:span></text:p>
            <text:list text:style-name="L18">
              <text:list-item>
                <text:p text:style-name="P48"><text:span text:style-name="Strong_20_Emphasis">Area Coverage:</text:span> </text:p>
                <text:list>
                  <text:list-item>
                    <text:p text:style-name="P48">The area covered by the spiral is related to the number of turns and the spiral's spacing (determined by the constant 'b'). </text:p>
                  </text:list-item>
                  <text:list-item>
                    <text:p text:style-name="P48">More turns generally lead to more area coverage, but the rate of increase diminishes as the turns increase. </text:p>
                  </text:list-item>
                </text:list>
              </text:list-item>
              <text:list-item>
                <text:p text:style-name="P48"><text:span text:style-name="Strong_20_Emphasis">Time Factor:</text:span> </text:p>
                <text:list>
                  <text:list-item>
                    <text:p text:style-name="P48">The time it takes to draw the spiral is directly proportional to its length. </text:p>
                  </text:list-item>
                  <text:list-item>
                    <text:p text:style-name="P48">As we showed previously, the length of the spiral increases with the number of turns. </text:p>
                  </text:list-item>
                </text:list>
              </text:list-item>
              <text:list-item>
                <text:p text:style-name="P48"><text:span text:style-name="Strong_20_Emphasis">Color Diffusion:</text:span> </text:p>
                <text:list>
                  <text:list-item>
                    <text:p text:style-name="P48"><text:soft-page-break/>The color diffusion is a time-dependent process. If the spiral is drawn too quickly, the color might not have enough time to spread evenly. </text:p>
                  </text:list-item>
                  <text:list-item>
                    <text:p text:style-name="P48">If the spiral is drawn too slowly, the color might dry, or the color density will be too low. </text:p>
                  </text:list-item>
                </text:list>
              </text:list-item>
              <text:list-item>
                <text:p text:style-name="P48"><text:span text:style-name="Strong_20_Emphasis">Optimization Goal:</text:span> </text:p>
                <text:list>
                  <text:list-item>
                    <text:p text:style-name="P49">We want to find the number of turns that maximizes the area covered per unit time, while also ensuring adequate color diffusion. </text:p>
                  </text:list-item>
                </text:list>
              </text:list-item>
            </text:list>
            <text:p text:style-name="Text_20_body"><text:span text:style-name="Strong_20_Emphasis">Analytical Complexity</text:span></text:p>
            <text:list text:style-name="L19">
              <text:list-item>
                <text:p text:style-name="P50">There's no simple analytical solution to this problem because it involves: </text:p>
                <text:list>
                  <text:list-item>
                    <text:p text:style-name="P50">The non-linear relationship between the spiral's length and the number of turns. </text:p>
                  </text:list-item>
                  <text:list-item>
                    <text:p text:style-name="P50">The complex dynamics of color diffusion. </text:p>
                  </text:list-item>
                  <text:list-item>
                    <text:p text:style-name="P50">Subjective evaluation of color density. </text:p>
                  </text:list-item>
                </text:list>
              </text:list-item>
              <text:list-item>
                <text:p text:style-name="P51">Therefore, the best approach is to combine a theoretical understanding with numerical experimentation. </text:p>
              </text:list-item>
            </text:list>
            <text:p text:style-name="Text_20_body"><text:span text:style-name="Strong_20_Emphasis">Practical Recommendations</text:span></text:p>
            <text:list text:style-name="L20">
              <text:list-item>
                <text:p text:style-name="P52"><text:span text:style-name="Strong_20_Emphasis">Moderate Number of Turns:</text:span> </text:p>
                <text:list>
                  <text:list-item>
                    <text:p text:style-name="P52">A moderate number of turns (e.g., between 2 and 5) is likely to be a good starting point. This provides a balance between area coverage and drawing time. </text:p>
                  </text:list-item>
                </text:list>
              </text:list-item>
              <text:list-item>
                <text:p text:style-name="P52"><text:span text:style-name="Strong_20_Emphasis">Experimentation:</text:span> </text:p>
                <text:list>
                  <text:list-item>
                    <text:p text:style-name="P52">Use the Python code from the previous response to experiment with different numbers of turns and spiral constants. </text:p>
                  </text:list-item>
                  <text:list-item>
                    <text:p text:style-name="P52">Visually assess the area coverage and color diffusion. </text:p>
                  </text:list-item>
                  <text:list-item>
                    <text:p text:style-name="P52">If possible, use a color diffusion simulation to more accuratly measure the results. </text:p>
                  </text:list-item>
                </text:list>
              </text:list-item>
              <text:list-item>
                <text:p text:style-name="P52"><text:span text:style-name="Strong_20_Emphasis">Consider the Color Diffusion Rate:</text:span> </text:p>
                <text:list>
                  <text:list-item>
                    <text:p text:style-name="P52">If the color diffuses quickly, you can use fewer turns and draw the spiral faster. </text:p>
                  </text:list-item>
                  <text:list-item>
                    <text:p text:style-name="P52">If the color diffuses slowly, you'll need more turns and a slower drawing speed. </text:p>
                  </text:list-item>
                </text:list>
              </text:list-item>
              <text:list-item>
                <text:p text:style-name="P52"><text:span text:style-name="Strong_20_Emphasis">Spiral Constant Adjustment:</text:span> </text:p>
                <text:list>
                  <text:list-item>
                    <text:p text:style-name="P52">Adjust the spiral constant 'b' to control the spacing between the turns. </text:p>
                  </text:list-item>
                  <text:list-item>
                    <text:p text:style-name="P52">A smaller 'b' results in tighter coils and more area coverage, but a longer drawing time. </text:p>
                  </text:list-item>
                  <text:list-item>
                    <text:p text:style-name="P53">A larger 'b' results in wider coils and less area coverage, but a shorter drawing time. </text:p>
                  </text:list-item>
                </text:list>
              </text:list-item>
            </text:list>
            <text:p text:style-name="Text_20_body"><text:soft-page-break/><text:span text:style-name="Strong_20_Emphasis">In conclusion:</text:span></text:p>
            <text:p text:style-name="Text_20_body">The optimal number of turns depends on the specific characteristics of the color diffusion process. Experimentation is key to finding the best balance between area coverage and drawing time.</text:p>
          </text:section>
          <text:section text:style-name="Sect1" text:name="feedback-form-5">
            <text:p text:style-name="P10"/>
          </text:section>
        </text:section>
        <text:section text:style-name="Sect1" text:name="fc95f1b08f6d93b1">
          <text:p text:style-name="P10"/>
          <text:section text:style-name="Sect1" text:name="user-query-content-6">
            <text:p text:style-name="P11">Code this in python. </text:p>
          </text:section>
          <text:section text:style-name="Sect2" text:name="model-response-message-contentr_fc95f1b08f6d93b1">
            <text:p text:style-name="P10">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and_evaluate_spiral(circle_radius, turns, diffusion_rate=1.0):</text:span></text:p>
            <text:p text:style-name="Preformatted_20_Text"><text:span text:style-name="Source_20_Text"><text:s text:c="4"/>"""</text:span></text:p>
            <text:p text:style-name="Preformatted_20_Text"><text:span text:style-name="Source_20_Text"><text:s text:c="4"/>Draws an Archimedean spiral and evaluates its area coverage and time.</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turns: Number of turns for the spiral.</text:span></text:p>
            <text:p text:style-name="Preformatted_20_Text"><text:span text:style-name="Source_20_Text"><text:s text:c="8"/>diffusion_rate: Simulated diffusion rate (higher = faster diffusion).</text:span></text:p>
            <text:p text:style-name="Preformatted_20_Text"><text:span text:style-name="Source_20_Text"><text:s text:c="4"/>"""</text:span></text:p>
            <text:p text:style-name="Preformatted_20_Text"/>
            <text:p text:style-name="Preformatted_20_Text"><text:span text:style-name="Source_20_Text"><text:s text:c="4"/>final_theta = turns * 2 * np.pi</text:span></text:p>
            <text:p text:style-name="Preformatted_20_Text"><text:span text:style-name="Source_20_Text"><text:s text:c="4"/>spiral_constant = circle_radius / final_theta</text:span></text:p>
            <text:p text:style-name="Preformatted_20_Text"/>
            <text:p text:style-name="Preformatted_20_Text"><text:span text:style-name="Source_20_Text"><text:s text:c="4"/>theta = np.linspace(0, final_theta, 1000)</text:span></text:p>
            <text:p text:style-name="Preformatted_20_Text"><text:span text:style-name="Source_20_Text"><text:s text:c="4"/>r = spiral_constant * theta</text:span></text:p>
            <text:p text:style-name="Preformatted_20_Text"/>
            <text:p text:style-name="Preformatted_20_Text"><text:span text:style-name="Source_20_Text"><text:s text:c="4"/>x = r * np.sin(theta)</text:span></text:p>
            <text:p text:style-name="Preformatted_20_Text"><text:span text:style-name="Source_20_Text"><text:s text:c="4"/>y = - r * np.cos(theta)</text:span></text:p>
            <text:p text:style-name="Preformatted_20_Text"/>
            <text:p text:style-name="Preformatted_20_Text"><text:span text:style-name="Source_20_Text"><text:s text:c="4"/># Calculate spiral length (approximation of time)</text:span></text:p>
            <text:p text:style-name="Preformatted_20_Text"><text:span text:style-name="Source_20_Text"><text:s text:c="4"/>diff_x = np.diff(x)</text:span></text:p>
            <text:p text:style-name="Preformatted_20_Text"><text:span text:style-name="Source_20_Text"><text:s text:c="4"/>diff_y = np.diff(y)</text:span></text:p>
            <text:p text:style-name="Preformatted_20_Text"><text:span text:style-name="Source_20_Text"><text:s text:c="4"/>segment_lengths = np.sqrt(diff_x**2 + diff_y**2)</text:span></text:p>
            <text:p text:style-name="Preformatted_20_Text"><text:span text:style-name="Source_20_Text"><text:s text:c="4"/>spiral_length = np.sum(segment_lengths)</text:span></text:p>
            <text:p text:style-name="Preformatted_20_Text"/>
            <text:p text:style-name="Preformatted_20_Text"><text:span text:style-name="Source_20_Text"><text:s text:c="4"/># Calculate approximate area covered (simplified)</text:span></text:p>
            <text:p text:style-name="Preformatted_20_Text"><text:span text:style-name="Source_20_Text"><text:s text:c="4"/>covered_area = np.sum(r**2) / 1000.0 #simplified relative area measurement.</text:span></text:p>
            <text:p text:style-name="Preformatted_20_Text"/>
            <text:p text:style-name="Preformatted_20_Text"><text:span text:style-name="Source_20_Text"><text:s text:c="4"/># Simulate color diffusion (simplified)</text:span></text:p>
            <text:p text:style-name="Preformatted_20_Text"><text:span text:style-name="Source_20_Text"><text:s text:c="4"/>effective_coverage = covered_area * diffusion_rate / spiral_length #simplified measure of effectiveness</text:span></text:p>
            <text:p text:style-name="Preformatted_20_Text"/>
            <text:p text:style-name="Preformatted_20_Text"><text:soft-page-break/><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text:span text:style-name="Source_20_Text"><text:s text:c="4"/>plt.xlabel("X")</text:span></text:p>
            <text:p text:style-name="Preformatted_20_Text"><text:span text:style-name="Source_20_Text"><text:s text:c="4"/>plt.ylabel("Y")</text:span></text:p>
            <text:p text:style-name="Preformatted_20_Text"><text:span text:style-name="Source_20_Text"><text:s text:c="4"/>plt.title(f"Spiral with {turns:.2f} Turns")</text:span></text:p>
            <text:p text:style-name="Preformatted_20_Text"><text:span text:style-name="Source_20_Text"><text:s text:c="4"/>plt.axis("equal")</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text:s text:c="4"/>print(f"Number of Turns: {turns:.2f}")</text:span></text:p>
            <text:p text:style-name="Preformatted_20_Text"><text:span text:style-name="Source_20_Text"><text:s text:c="4"/>print(f"Spiral Length (Time): {spiral_length:.2f}")</text:span></text:p>
            <text:p text:style-name="Preformatted_20_Text"><text:span text:style-name="Source_20_Text"><text:s text:c="4"/>print(f"Approximate Covered Area: {covered_area:.2f}")</text:span></text:p>
            <text:p text:style-name="Preformatted_20_Text"><text:span text:style-name="Source_20_Text"><text:s text:c="4"/>print(f"Effective Coverage (Diffusion): {effective_coverage:.2f}")</text:span></text:p>
            <text:p text:style-name="Preformatted_20_Text"/>
            <text:p text:style-name="Preformatted_20_Text"><text:span text:style-name="Source_20_Text"># Example usage and experimentation:</text:span></text:p>
            <text:p text:style-name="Preformatted_20_Text"><text:span text:style-name="Source_20_Text">circle_radius = 10</text:span></text:p>
            <text:p text:style-name="Preformatted_20_Text"><text:span text:style-name="Source_20_Text">diffusion_rate = 1.0 <text:s/># Adjust to simulate different diffusion rates.</text:span></text:p>
            <text:p text:style-name="Preformatted_20_Text"/>
            <text:p text:style-name="Preformatted_20_Text"><text:span text:style-name="Source_20_Text"># Experiment with different numbers of turns:</text:span></text:p>
            <text:p text:style-name="Preformatted_20_Text"><text:span text:style-name="Source_20_Text">turns_values = [1.5, 2.5, 3.5, 4.5, 5.5]</text:span></text:p>
            <text:p text:style-name="Preformatted_20_Text"/>
            <text:p text:style-name="Preformatted_20_Text"><text:span text:style-name="Source_20_Text">for turns in turns_values:</text:span></text:p>
            <text:p text:style-name="Preformatted_20_Text"><text:span text:style-name="Source_20_Text"><text:s text:c="4"/>draw_and_evaluate_spiral(circle_radius, turns, diffusion_rate)</text:span></text:p>
            <text:p text:style-name="Preformatted_20_Text"/>
            <text:p text:style-name="Preformatted_20_Text"><text:span text:style-name="Source_20_Text">diffusion_rate = 2.0 #experiment with higher diffusion rate.</text:span></text:p>
            <text:p text:style-name="Preformatted_20_Text"><text:span text:style-name="Source_20_Text">for turns in turns_values:</text:span></text:p>
            <text:p text:style-name="Preformatted_20_Text"><text:span text:style-name="Source_20_Text"><text:s text:c="4"/>draw_and_evaluate_spiral(circle_radius, turns, diffusion_rate)</text:span></text:p>
            <text:p text:style-name="Preformatted_20_Text"/>
            <text:p text:style-name="Preformatted_20_Text"><text:span text:style-name="Source_20_Text">diffusion_rate = 0.5 #experiment with lower diffusion rate.</text:span></text:p>
            <text:p text:style-name="Preformatted_20_Text"><text:span text:style-name="Source_20_Text">for turns in turns_values:</text:span></text:p>
            <text:p text:style-name="P23"><text:span text:style-name="Source_20_Text"><text:s text:c="4"/>draw_and_evaluate_spiral(circle_radius, turns, diffusion_rate)</text:span></text:p>
            <text:p text:style-name="Text_20_body"><text:span text:style-name="Strong_20_Emphasis">Key Improvements and Explanations:</text:span></text:p>
            <text:list text:style-name="L21">
              <text:list-item>
                <text:p text:style-name="P54"><text:span text:style-name="Strong_20_Emphasis"><text:span text:style-name="Source_20_Text">draw_and_evaluate_spiral</text:span></text:span><text:span text:style-name="Strong_20_Emphasis"> Function:</text:span> </text:p>
                <text:list>
                  <text:list-item>
                    <text:p text:style-name="P54">Takes <text:span text:style-name="Source_20_Text">circle_radius</text:span>, <text:span text:style-name="Source_20_Text">turns</text:span>, and <text:span text:style-name="Source_20_Text">diffusion_rate</text:span> as input. </text:p>
                  </text:list-item>
                  <text:list-item>
                    <text:p text:style-name="P54">Calculates the spiral's length (approximating drawing time). </text:p>
                  </text:list-item>
                  <text:list-item>
                    <text:p text:style-name="P54">Calculates an approximate covered area. </text:p>
                  </text:list-item>
                  <text:list-item>
                    <text:p text:style-name="P54">Simulates color diffusion by calculating an "effective coverage" value. </text:p>
                  </text:list-item>
                </text:list>
              </text:list-item>
              <text:list-item>
                <text:p text:style-name="P54"><text:soft-page-break/><text:span text:style-name="Strong_20_Emphasis">Spiral Length Calculation:</text:span> </text:p>
                <text:list>
                  <text:list-item>
                    <text:p text:style-name="P54">The spiral's length is calculated as before, providing a proxy for the time it takes to draw the spiral. </text:p>
                  </text:list-item>
                </text:list>
              </text:list-item>
              <text:list-item>
                <text:p text:style-name="P54"><text:span text:style-name="Strong_20_Emphasis">Approximate Area Coverage:</text:span> </text:p>
                <text:list>
                  <text:list-item>
                    <text:p text:style-name="P54"><text:span text:style-name="Source_20_Text">covered_area = np.sum(r**2) / 1000.0</text:span> </text:p>
                    <text:list>
                      <text:list-item>
                        <text:p text:style-name="P54">This provides a relative measure of the area covered by the spiral. It's a simplified approximation. </text:p>
                      </text:list-item>
                    </text:list>
                  </text:list-item>
                </text:list>
              </text:list-item>
              <text:list-item>
                <text:p text:style-name="P54"><text:span text:style-name="Strong_20_Emphasis">Simulated Color Diffusion:</text:span> </text:p>
                <text:list>
                  <text:list-item>
                    <text:p text:style-name="P54"><text:span text:style-name="Source_20_Text">effective_coverage = covered_area * diffusion_rate / spiral_length</text:span> </text:p>
                    <text:list>
                      <text:list-item>
                        <text:p text:style-name="P54">This simulates the effect of color diffusion. </text:p>
                      </text:list-item>
                      <text:list-item>
                        <text:p text:style-name="P54">A higher <text:span text:style-name="Source_20_Text">diffusion_rate</text:span> means the color spreads faster, resulting in better effective coverage. </text:p>
                      </text:list-item>
                      <text:list-item>
                        <text:p text:style-name="P54">A longer <text:span text:style-name="Source_20_Text">spiral_length</text:span> (drawing time) reduces effective coverage. </text:p>
                      </text:list-item>
                    </text:list>
                  </text:list-item>
                </text:list>
              </text:list-item>
              <text:list-item>
                <text:p text:style-name="P54"><text:span text:style-name="Strong_20_Emphasis">Experimentation:</text:span> </text:p>
                <text:list>
                  <text:list-item>
                    <text:p text:style-name="P54">The example usage loops through different <text:span text:style-name="Source_20_Text">turns_values</text:span> and calls the <text:span text:style-name="Source_20_Text">draw_and_evaluate_spiral</text:span> function. </text:p>
                  </text:list-item>
                  <text:list-item>
                    <text:p text:style-name="P54">It also demonstrates how to change the <text:span text:style-name="Source_20_Text">diffusion_rate</text:span> to see how it affects the results. </text:p>
                  </text:list-item>
                </text:list>
              </text:list-item>
              <text:list-item>
                <text:p text:style-name="P54"><text:span text:style-name="Strong_20_Emphasis">Output:</text:span> </text:p>
                <text:list>
                  <text:list-item>
                    <text:p text:style-name="P54">The code prints the number of turns, spiral length (time), approximate covered area, and effective coverage for each spiral. </text:p>
                  </text:list-item>
                </text:list>
              </text:list-item>
              <text:list-item>
                <text:p text:style-name="P54"><text:span text:style-name="Strong_20_Emphasis">Simplified Diffusion and Area:</text:span> </text:p>
                <text:list>
                  <text:list-item>
                    <text:p text:style-name="P55">It is very important to note that the area and diffusion calculations are extremely simplified. A real world simulation would require much more complex physics calculations. This code provides a relative result that can be used to compare different turn values. </text:p>
                  </text:list-item>
                </text:list>
              </text:list-item>
            </text:list>
            <text:p text:style-name="Text_20_body"><text:span text:style-name="Strong_20_Emphasis">How to Use:</text:span></text:p>
            <text:list text:style-name="L22">
              <text:list-item>
                <text:p text:style-name="P56">Run the code. </text:p>
              </text:list-item>
              <text:list-item>
                <text:p text:style-name="P56">Adjust <text:span text:style-name="Source_20_Text">circle_radius</text:span>, <text:span text:style-name="Source_20_Text">turns_values</text:span>, and <text:span text:style-name="Source_20_Text">diffusion_rate</text:span> to experiment. </text:p>
              </text:list-item>
              <text:list-item>
                <text:p text:style-name="P56">Observe the plots and the printed output to see how the number of turns and diffusion rate affect the area coverage and time. </text:p>
              </text:list-item>
              <text:list-item>
                <text:p text:style-name="P57">The goal is to find a balance between high area coverage and low drawing time (spiral length), while also considering the impact of the diffusion rate. </text:p>
              </text:list-item>
            </text:list>
          </text:section>
          <text:section text:style-name="Sect1" text:name="feedback-form-6">
            <text:p text:style-name="P10"/>
          </text:section>
        </text:section>
        <text:section text:style-name="Sect1" text:name="3421773075550ade">
          <text:p text:style-name="P10"><text:soft-page-break/></text:p>
          <text:section text:style-name="Sect1" text:name="user-query-content-7">
            <text:p text:style-name="P11">Show the diffusion also in another color. Imagine a machine is traveling along these spirals starting from the center. At each point of it's travel it diffuses a color. Now show this color also in the plot. </text:p>
          </text:section>
          <text:section text:style-name="Sect2" text:name="model-response-message-contentr_3421773075550ade">
            <text:p text:style-name="P10">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and_diffuse_spiral(circle_radius, turns, diffusion_radius=0.5):</text:span></text:p>
            <text:p text:style-name="Preformatted_20_Text"><text:span text:style-name="Source_20_Text"><text:s text:c="4"/>"""</text:span></text:p>
            <text:p text:style-name="Preformatted_20_Text"><text:span text:style-name="Source_20_Text"><text:s text:c="4"/>Draws an Archimedean spiral and simulates color diffusion.</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turns: Number of turns for the spiral.</text:span></text:p>
            <text:p text:style-name="Preformatted_20_Text"><text:span text:style-name="Source_20_Text"><text:s text:c="8"/>diffusion_radius: Radius of the color diffusion at each point.</text:span></text:p>
            <text:p text:style-name="Preformatted_20_Text"><text:span text:style-name="Source_20_Text"><text:s text:c="4"/>"""</text:span></text:p>
            <text:p text:style-name="Preformatted_20_Text"/>
            <text:p text:style-name="Preformatted_20_Text"><text:span text:style-name="Source_20_Text"><text:s text:c="4"/>final_theta = turns * 2 * np.pi</text:span></text:p>
            <text:p text:style-name="Preformatted_20_Text"><text:span text:style-name="Source_20_Text"><text:s text:c="4"/>spiral_constant = circle_radius / final_theta</text:span></text:p>
            <text:p text:style-name="Preformatted_20_Text"/>
            <text:p text:style-name="Preformatted_20_Text"><text:span text:style-name="Source_20_Text"><text:s text:c="4"/>theta = np.linspace(0, final_theta, 1000)</text:span></text:p>
            <text:p text:style-name="Preformatted_20_Text"><text:span text:style-name="Source_20_Text"><text:s text:c="4"/>r = spiral_constant * theta</text:span></text:p>
            <text:p text:style-name="Preformatted_20_Text"/>
            <text:p text:style-name="Preformatted_20_Text"><text:span text:style-name="Source_20_Text"><text:s text:c="4"/>x = r * np.sin(theta)</text:span></text:p>
            <text:p text:style-name="Preformatted_20_Text"><text:span text:style-name="Source_20_Text"><text:s text:c="4"/>y = - r * np.cos(theta)</text:span></text:p>
            <text:p text:style-name="Preformatted_20_Text"/>
            <text:p text:style-name="Preformatted_20_Text"><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
            <text:p text:style-name="Preformatted_20_Text"><text:span text:style-name="Source_20_Text"><text:s text:c="4"/># Simulate color diffusion</text:span></text:p>
            <text:p text:style-name="Preformatted_20_Text"><text:span text:style-name="Source_20_Text"><text:s text:c="4"/>for i in range(len(x)):</text:span></text:p>
            <text:p text:style-name="Preformatted_20_Text"><text:span text:style-name="Source_20_Text"><text:s text:c="8"/>diffusion_circle_theta = np.linspace(0, 2 * np.pi, 50)</text:span></text:p>
            <text:p text:style-name="Preformatted_20_Text"><text:span text:style-name="Source_20_Text"><text:s text:c="8"/>diffusion_x = x[i] + diffusion_radius * np.cos(diffusion_circle_theta)</text:span></text:p>
            <text:p text:style-name="Preformatted_20_Text"><text:span text:style-name="Source_20_Text"><text:s text:c="8"/>diffusion_y = y[i] + diffusion_radius * np.sin(diffusion_circle_theta)</text:span></text:p>
            <text:p text:style-name="Preformatted_20_Text"><text:span text:style-name="Source_20_Text"><text:s text:c="8"/>plt.plot(diffusion_x, diffusion_y, 'g-', linewidth=0.1) # 'g-' for green, very thin line.</text:span></text:p>
            <text:p text:style-name="Preformatted_20_Text"/>
            <text:p text:style-name="Preformatted_20_Text"><text:soft-page-break/><text:span text:style-name="Source_20_Text"><text:s text:c="4"/>plt.xlabel("X")</text:span></text:p>
            <text:p text:style-name="Preformatted_20_Text"><text:span text:style-name="Source_20_Text"><text:s text:c="4"/>plt.ylabel("Y")</text:span></text:p>
            <text:p text:style-name="Preformatted_20_Text"><text:span text:style-name="Source_20_Text"><text:s text:c="4"/>plt.title(f"Spiral with {turns:.2f} Turns and Diffusion")</text:span></text:p>
            <text:p text:style-name="Preformatted_20_Text"><text:span text:style-name="Source_20_Text"><text:s text:c="4"/>plt.axis("equal")</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 Example usage and experimentation:</text:span></text:p>
            <text:p text:style-name="Preformatted_20_Text"><text:span text:style-name="Source_20_Text">circle_radius = 10</text:span></text:p>
            <text:p text:style-name="Preformatted_20_Text"><text:span text:style-name="Source_20_Text">diffusion_radius = 0.5 <text:s/># Adjust to change diffusion size</text:span></text:p>
            <text:p text:style-name="Preformatted_20_Text"/>
            <text:p text:style-name="Preformatted_20_Text"><text:span text:style-name="Source_20_Text"># Experiment with different numbers of turns:</text:span></text:p>
            <text:p text:style-name="Preformatted_20_Text"><text:span text:style-name="Source_20_Text">turns_values = [1.5, 2.5, 3.5, 4.5]</text:span></text:p>
            <text:p text:style-name="Preformatted_20_Text"/>
            <text:p text:style-name="Preformatted_20_Text"><text:span text:style-name="Source_20_Text">for turns in turns_values:</text:span></text:p>
            <text:p text:style-name="Preformatted_20_Text"><text:span text:style-name="Source_20_Text"><text:s text:c="4"/>draw_and_diffuse_spiral(circle_radius, turns, diffusion_radius)</text:span></text:p>
            <text:p text:style-name="Preformatted_20_Text"/>
            <text:p text:style-name="Preformatted_20_Text"><text:span text:style-name="Source_20_Text">diffusion_radius = 1.0 #experiment with larger diffusion radius</text:span></text:p>
            <text:p text:style-name="Preformatted_20_Text"><text:span text:style-name="Source_20_Text">for turns in turns_values:</text:span></text:p>
            <text:p text:style-name="Preformatted_20_Text"><text:span text:style-name="Source_20_Text"><text:s text:c="4"/>draw_and_diffuse_spiral(circle_radius, turns, diffusion_radius)</text:span></text:p>
            <text:p text:style-name="Preformatted_20_Text"/>
            <text:p text:style-name="Preformatted_20_Text"><text:span text:style-name="Source_20_Text">diffusion_radius = 0.25 #experiment with smaller diffusion radius</text:span></text:p>
            <text:p text:style-name="Preformatted_20_Text"><text:span text:style-name="Source_20_Text">for turns in turns_values:</text:span></text:p>
            <text:p text:style-name="P23"><text:span text:style-name="Source_20_Text"><text:s text:c="4"/>draw_and_diffuse_spiral(circle_radius, turns, diffusion_radius)</text:span></text:p>
            <text:p text:style-name="Text_20_body"><text:span text:style-name="Strong_20_Emphasis">Key Changes:</text:span></text:p>
            <text:list text:style-name="L23">
              <text:list-item>
                <text:p text:style-name="P58"><text:span text:style-name="Strong_20_Emphasis"><text:span text:style-name="Source_20_Text">draw_and_diffuse_spiral</text:span></text:span><text:span text:style-name="Strong_20_Emphasis"> Function:</text:span> </text:p>
                <text:list>
                  <text:list-item>
                    <text:p text:style-name="P58">Takes <text:span text:style-name="Source_20_Text">diffusion_radius</text:span> as an input parameter. </text:p>
                  </text:list-item>
                </text:list>
              </text:list-item>
              <text:list-item>
                <text:p text:style-name="P58"><text:span text:style-name="Strong_20_Emphasis">Color Diffusion Simulation:</text:span> </text:p>
                <text:list>
                  <text:list-item>
                    <text:p text:style-name="P58">Inside the function, after plotting the spiral, a loop iterates through each point (<text:span text:style-name="Source_20_Text">x[i]</text:span>, <text:span text:style-name="Source_20_Text">y[i]</text:span>) of the spiral. </text:p>
                  </text:list-item>
                  <text:list-item>
                    <text:p text:style-name="P58">For each point, it generates a small circle representing the color diffusion using <text:span text:style-name="Source_20_Text">diffusion_radius</text:span>. </text:p>
                  </text:list-item>
                  <text:list-item>
                    <text:p text:style-name="P58">It plots this diffusion circle in green (<text:span text:style-name="Source_20_Text">'g-'</text:span>) with a very thin line (<text:span text:style-name="Source_20_Text">linewidth=0.1</text:span>). </text:p>
                  </text:list-item>
                </text:list>
              </text:list-item>
              <text:list-item>
                <text:p text:style-name="P58"><text:span text:style-name="Strong_20_Emphasis">Experimentation:</text:span> </text:p>
                <text:list>
                  <text:list-item>
                    <text:p text:style-name="P59">The example usage shows how to adjust the <text:span text:style-name="Source_20_Text">diffusion_radius</text:span> to change the size of the color diffusion. </text:p>
                  </text:list-item>
                </text:list>
              </text:list-item>
            </text:list>
            <text:p text:style-name="Text_20_body"><text:span text:style-name="Strong_20_Emphasis">How to Use:</text:span></text:p>
            <text:list text:style-name="L24">
              <text:list-item>
                <text:p text:style-name="P60">Run the code. </text:p>
              </text:list-item>
              <text:list-item>
                <text:p text:style-name="P60"><text:soft-page-break/>Adjust <text:span text:style-name="Source_20_Text">circle_radius</text:span>, <text:span text:style-name="Source_20_Text">turns_values</text:span>, and <text:span text:style-name="Source_20_Text">diffusion_radius</text:span> to experiment. </text:p>
              </text:list-item>
              <text:list-item>
                <text:p text:style-name="P60">Observe the plots. You'll see the spiral and the small green circles representing the color diffusion at each point. </text:p>
              </text:list-item>
              <text:list-item>
                <text:p text:style-name="P60">The goal is to visually assess how the number of turns and diffusion radius affect the color coverage. </text:p>
              </text:list-item>
              <text:list-item>
                <text:p text:style-name="P61">Note that this is still a simplified visualization of color diffusion. A real-world simulation would involve more complex physics calculations. </text:p>
              </text:list-item>
            </text:list>
          </text:section>
          <text:section text:style-name="Sect1" text:name="feedback-form-7">
            <text:p text:style-name="P10"/>
          </text:section>
        </text:section>
        <text:section text:style-name="Sect1" text:name="3aed646f79e319a1">
          <text:p text:style-name="P10"/>
          <text:section text:style-name="Sect1" text:name="user-query-content-8">
            <text:p text:style-name="P11">Add this diffusion to the followiing version of code: </text:p>
            <text:p text:style-name="P12"/>
            <text:p text:style-name="P12">import numpy as np </text:p>
            <text:p text:style-name="P12">import matplotlib.pyplot as plt </text:p>
            <text:p text:style-name="P12"/>
            <text:p text:style-name="P12">def draw_spiral_in_circle(circle_radius, spiral_constant, initial_radius=0): </text:p>
            <text:p text:style-name="P12">""" </text:p>
            <text:p text:style-name="P12">Draws an Archimedean spiral within a circle. </text:p>
            <text:p text:style-name="P12"/>
            <text:p text:style-name="P12">Args: </text:p>
            <text:p text:style-name="P12">circle_radius: Radius of the circle. </text:p>
            <text:p text:style-name="P12">spiral_constant: Constant 'b' in the spiral equation r = a + b*theta. </text:p>
            <text:p text:style-name="P12">initial_radius: Initial radius 'a' (default is 0). </text:p>
            <text:p text:style-name="P12">""" </text:p>
            <text:p text:style-name="P12"/>
            <text:p text:style-name="P12">theta = np.linspace(0, 100, 1000) # Generate angles </text:p>
            <text:p text:style-name="P12">r = initial_radius + spiral_constant * theta # Calculate spiral radius </text:p>
            <text:p text:style-name="P12"/>
            <text:p text:style-name="P12"># Limit the spiral to the circle's radius </text:p>
            <text:p text:style-name="P12">valid_indices = r &lt;= circle_radius </text:p>
            <text:p text:style-name="P12"><text:soft-page-break/>theta = theta[valid_indices] </text:p>
            <text:p text:style-name="P12">r = r[valid_indices] </text:p>
            <text:p text:style-name="P12"/>
            <text:p text:style-name="P12"># x = r * np.cos(theta) # Convert polar to Cartesian coordinates </text:p>
            <text:p text:style-name="P12"># y = r * np.sin(theta) </text:p>
            <text:p text:style-name="P12"/>
            <text:p text:style-name="P12"># rotating it so we can go from bottom to top </text:p>
            <text:p text:style-name="P12">x = r * np.sin(theta) </text:p>
            <text:p text:style-name="P12">y = - r * np.cos(theta) </text:p>
            <text:p text:style-name="P12"/>
            <text:p text:style-name="P12"># Draw the circle </text:p>
            <text:p text:style-name="P12">circle_theta = np.linspace(0, 2 * np.pi, 100) </text:p>
            <text:p text:style-name="P12">circle_x = circle_radius * np.cos(circle_theta) </text:p>
            <text:p text:style-name="P12">circle_y = circle_radius * np.sin(circle_theta) </text:p>
            <text:p text:style-name="P12"/>
            <text:p text:style-name="P12"># Plot </text:p>
            <text:p text:style-name="P12">plt.figure(figsize=(8, 8)) </text:p>
            <text:p text:style-name="P12">plt.plot(x, y, label="Spiral") </text:p>
            <text:p text:style-name="P12">plt.plot(circle_x, circle_y, 'r--', label="Circle") </text:p>
            <text:p text:style-name="P12">plt.xlabel("X") </text:p>
            <text:p text:style-name="P12">plt.ylabel("Y") </text:p>
            <text:p text:style-name="P12">plt.title("Archimedean Spiral in a Circle") </text:p>
            <text:p text:style-name="P12">plt.axis("equal") # Ensure equal aspect ratio </text:p>
            <text:p text:style-name="P12">plt.legend() </text:p>
            <text:p text:style-name="P12">plt.grid(True) </text:p>
            <text:p text:style-name="P12">plt.show() </text:p>
            <text:p text:style-name="P12"/>
            <text:p text:style-name="P12"># Calculate number of turns </text:p>
            <text:p text:style-name="P12"><text:soft-page-break/>if spiral_constant !=0: </text:p>
            <text:p text:style-name="P12">final_theta = (circle_radius - initial_radius) / spiral_constant </text:p>
            <text:p text:style-name="P12">turns = final_theta / (2 * np.pi) </text:p>
            <text:p text:style-name="P12">print(f"Number of Turns: {turns:.2f}") </text:p>
            <text:p text:style-name="P12">else: </text:p>
            <text:p text:style-name="P12">print("Spiral Constant cannot be zero.") </text:p>
            <text:p text:style-name="P12"/>
            <text:p text:style-name="P12"># Example usage: </text:p>
            <text:p text:style-name="P12"># circle_radius = 10 </text:p>
            <text:p text:style-name="P12"># spiral_constant = 0.5 </text:p>
            <text:p text:style-name="P12"># initial_radius = 0 #try changing this to non zero numbers. </text:p>
            <text:p text:style-name="P12"># draw_spiral_in_circle(circle_radius, spiral_constant, initial_radius) </text:p>
            <text:p text:style-name="P12"># </text:p>
            <text:p text:style-name="P12"># circle_radius = 10 </text:p>
            <text:p text:style-name="P12"># spiral_constant = 1 </text:p>
            <text:p text:style-name="P12"># initial_radius = 2 </text:p>
            <text:p text:style-name="P12"># draw_spiral_in_circle(circle_radius, spiral_constant, initial_radius) </text:p>
            <text:p text:style-name="P12"># </text:p>
            <text:p text:style-name="P12"># circle_radius = 15 </text:p>
            <text:p text:style-name="P12"># spiral_constant = 0.25 </text:p>
            <text:p text:style-name="P12"># initial_radius = 0 </text:p>
            <text:p text:style-name="P12"># draw_spiral_in_circle(circle_radius, spiral_constant, initial_radius) </text:p>
            <text:p text:style-name="P12"/>
            <text:p text:style-name="P12"># R/(2*b*pi) = NTurns = 3.5 =&gt; b = R/(7*pi) </text:p>
            <text:p text:style-name="P12">circle_radius = 7 </text:p>
            <text:p text:style-name="P12">spiral_constant = 1/np.pi </text:p>
            <text:p text:style-name="P12">initial_radius = 0 </text:p>
            <text:p text:style-name="P12">draw_spiral_in_circle(circle_radius, spiral_constant, initial_radius) </text:p>
            <text:p text:style-name="P12"><text:soft-page-break/># here each spiral from center to the top is at a distance of 1, 3, 5, 7 </text:p>
            <text:p text:style-name="P12"/>
            <text:p text:style-name="P12"># If we add initial radius - not helpful </text:p>
            <text:p text:style-name="P12"># R/(2*b*pi) = NTurns = 3.5 =&gt; b = R/(7*pi) </text:p>
            <text:p text:style-name="P12">circle_radius = 7 </text:p>
            <text:p text:style-name="P12">spiral_constant = 1/np.pi </text:p>
            <text:p text:style-name="P12">initial_radius = 1 </text:p>
            <text:p text:style-name="P12">draw_spiral_in_circle(circle_radius, spiral_constant, initial_radius) </text:p>
            <text:p text:style-name="P12"/>
            <text:p text:style-name="P12"># Assume pi is 22/7 -- NTurns = R/(2*b*pi) = R/(2*b*22/7) = 3.5*R/(22*b) </text:p>
            <text:p text:style-name="P12">circle_radius = 22 </text:p>
            <text:p text:style-name="P12">spiral_constant = 1 </text:p>
            <text:p text:style-name="P12">initial_radius = 0 </text:p>
            <text:p text:style-name="P12">draw_spiral_in_circle(circle_radius, spiral_constant, initial_radius) </text:p>
            <text:p text:style-name="P12">### N = R/(2*b*pi), so pi = R/(2*b*N) ==&gt; if 'b' is 1, each pi radians, you are increasing radius by 1. </text:p>
            <text:p text:style-name="P12"/>
            <text:p text:style-name="P12"># Same as before but changing b = 1 instead of 1/pi, and not using approximation of pi </text:p>
            <text:p text:style-name="P12"># R/(2*b*pi) = NTurns = 3.5 =&gt; b = R/(7*pi) </text:p>
            <text:p text:style-name="P12">circle_radius = 7*np.pi </text:p>
            <text:p text:style-name="P12">spiral_constant = 1 </text:p>
            <text:p text:style-name="P12">initial_radius = 0 </text:p>
            <text:p text:style-name="P12">draw_spiral_in_circle(circle_radius, spiral_constant, initial_radius) </text:p>
            <text:p text:style-name="P12"/>
            <text:p text:style-name="P12"/>
            <text:p text:style-name="P12"># Trying to match Shri Mataji's text in Her Creation book </text:p>
            <text:p text:style-name="P12"># Let's say circumference is 22, diameter is 7. So radius is 3.5 </text:p>
            <text:p text:style-name="P12"># R/(2*b*pi) = NTurns = 3.5 =&gt; b = R/(7*pi) </text:p>
            <text:p text:style-name="P12">circle_radius = 3.5 </text:p>
            <text:p text:style-name="P12"><text:soft-page-break/>spiral_constant = 1/(2*np.pi) </text:p>
            <text:p text:style-name="P12">initial_radius = 0 </text:p>
            <text:p text:style-name="P12">draw_spiral_in_circle(circle_radius, spiral_constant, initial_radius) </text:p>
            <text:p text:style-name="P12"># So, each full spiral here (for 2pi angle) increases the radius by 1. So for half the diameter or the full radius (3.5), you will need 3.5 turns. Alternatively, if we scale b by 2pi, then each half spiral is is increasing the radius by pi - so we may 'call it pi'? </text:p>
            <text:p text:style-name="P12"># For 3.5 spirals, we do get 7 intersections or 7 times the spiral distance b*2pi - across the diameter </text:p>
            <text:p text:style-name="P12"># Alternatively, if b = 1, then each half turn is pi. If we want 7 segments, it will be 3.5 coils. But this still doesn't explain why 3.5 or 7? </text:p>
            <text:p text:style-name="P12"># Or could this be a maximization/minimization problem? What are we maximizing/minimizing? </text:p>
            <text:p text:style-name="P12"># See also how Ellipse/Valaya is changed to heart shape first, and then the waves off Pranava pulsate around in 3 and half coils.. creating the coil .. if they are going outwardly, may be towards the Adivalaya circle from before the stage of Bindu and Valaya. May be when Aum is formed after Sadashiva pushes Her and himself away, but it's all still inside the Adivalaya, so the emitted waves pulsate to the Adivalaya? </text:p>
            <text:p text:style-name="P12"># Next step would be to simulate all of this - starting from Adivalaya, to Bindu + Valaya to then the formation of Aum, and then the outward coils emanating Pranava to the Adivalaya.. </text:p>
          </text:section>
          <text:section text:style-name="Sect2" text:name="model-response-message-contentr_3aed646f79e319a1">
            <text:p text:style-name="P10">Python</text:p>
            <text:p text:style-name="Preformatted_20_Text"><text:span text:style-name="Source_20_Text">import numpy as np</text:span></text:p>
            <text:p text:style-name="Preformatted_20_Text"><text:span text:style-name="Source_20_Text">import matplotlib.pyplot as plt</text:span></text:p>
            <text:p text:style-name="Preformatted_20_Text"/>
            <text:p text:style-name="Preformatted_20_Text"><text:span text:style-name="Source_20_Text">def draw_spiral_in_circle(circle_radius, spiral_constant, initial_radius=0, diffusion_radius=0.25):</text:span></text:p>
            <text:p text:style-name="Preformatted_20_Text"><text:span text:style-name="Source_20_Text"><text:s text:c="4"/>"""</text:span></text:p>
            <text:p text:style-name="Preformatted_20_Text"><text:span text:style-name="Source_20_Text"><text:s text:c="4"/>Draws an Archimedean spiral within a circle and simulates color diffusion.</text:span></text:p>
            <text:p text:style-name="Preformatted_20_Text"/>
            <text:p text:style-name="Preformatted_20_Text"><text:span text:style-name="Source_20_Text"><text:s text:c="4"/>Args:</text:span></text:p>
            <text:p text:style-name="Preformatted_20_Text"><text:span text:style-name="Source_20_Text"><text:s text:c="8"/>circle_radius: Radius of the circle.</text:span></text:p>
            <text:p text:style-name="Preformatted_20_Text"><text:span text:style-name="Source_20_Text"><text:s text:c="8"/>spiral_constant: Constant 'b' in the spiral equation r = a + b*theta.</text:span></text:p>
            <text:p text:style-name="Preformatted_20_Text"><text:span text:style-name="Source_20_Text"><text:s text:c="8"/>initial_radius: Initial radius 'a' (default is 0).</text:span></text:p>
            <text:p text:style-name="Preformatted_20_Text"><text:span text:style-name="Source_20_Text"><text:s text:c="8"/>diffusion_radius: Radius of the color diffusion at each point.</text:span></text:p>
            <text:p text:style-name="Preformatted_20_Text"><text:span text:style-name="Source_20_Text"><text:s text:c="4"/>"""</text:span></text:p>
            <text:p text:style-name="Preformatted_20_Text"/>
            <text:p text:style-name="Preformatted_20_Text"><text:span text:style-name="Source_20_Text"><text:s text:c="4"/>theta = np.linspace(0, 100, 1000) <text:s/># Generate angles</text:span></text:p>
            <text:p text:style-name="Preformatted_20_Text"><text:span text:style-name="Source_20_Text"><text:s text:c="4"/>r = initial_radius + spiral_constant * theta <text:s/># Calculate spiral radius</text:span></text:p>
            <text:p text:style-name="Preformatted_20_Text"><text:soft-page-break/></text:p>
            <text:p text:style-name="Preformatted_20_Text"><text:span text:style-name="Source_20_Text"><text:s text:c="4"/># Limit the spiral to the circle's radius</text:span></text:p>
            <text:p text:style-name="Preformatted_20_Text"><text:span text:style-name="Source_20_Text"><text:s text:c="4"/>valid_indices = r &lt;= circle_radius</text:span></text:p>
            <text:p text:style-name="Preformatted_20_Text"><text:span text:style-name="Source_20_Text"><text:s text:c="4"/>theta = theta[valid_indices]</text:span></text:p>
            <text:p text:style-name="Preformatted_20_Text"><text:span text:style-name="Source_20_Text"><text:s text:c="4"/>r = r[valid_indices]</text:span></text:p>
            <text:p text:style-name="Preformatted_20_Text"/>
            <text:p text:style-name="Preformatted_20_Text"><text:span text:style-name="Source_20_Text"><text:s text:c="4"/>x = r * np.sin(theta)</text:span></text:p>
            <text:p text:style-name="Preformatted_20_Text"><text:span text:style-name="Source_20_Text"><text:s text:c="4"/>y = - r * np.cos(theta)</text:span></text:p>
            <text:p text:style-name="Preformatted_20_Text"/>
            <text:p text:style-name="Preformatted_20_Text"><text:span text:style-name="Source_20_Text"><text:s text:c="4"/># Draw the circle</text:span></text:p>
            <text:p text:style-name="Preformatted_20_Text"><text:span text:style-name="Source_20_Text"><text:s text:c="4"/>circle_theta = np.linspace(0, 2 * np.pi, 100)</text:span></text:p>
            <text:p text:style-name="Preformatted_20_Text"><text:span text:style-name="Source_20_Text"><text:s text:c="4"/>circle_x = circle_radius * np.cos(circle_theta)</text:span></text:p>
            <text:p text:style-name="Preformatted_20_Text"><text:span text:style-name="Source_20_Text"><text:s text:c="4"/>circle_y = circle_radius * np.sin(circle_theta)</text:span></text:p>
            <text:p text:style-name="Preformatted_20_Text"/>
            <text:p text:style-name="Preformatted_20_Text"><text:span text:style-name="Source_20_Text"><text:s text:c="4"/># Plot</text:span></text:p>
            <text:p text:style-name="Preformatted_20_Text"><text:span text:style-name="Source_20_Text"><text:s text:c="4"/>plt.figure(figsize=(8, 8))</text:span></text:p>
            <text:p text:style-name="Preformatted_20_Text"><text:span text:style-name="Source_20_Text"><text:s text:c="4"/>plt.plot(x, y, label="Spiral")</text:span></text:p>
            <text:p text:style-name="Preformatted_20_Text"><text:span text:style-name="Source_20_Text"><text:s text:c="4"/>plt.plot(circle_x, circle_y, 'r--', label="Circle")</text:span></text:p>
            <text:p text:style-name="Preformatted_20_Text"/>
            <text:p text:style-name="Preformatted_20_Text"><text:span text:style-name="Source_20_Text"><text:s text:c="4"/># Simulate color diffusion</text:span></text:p>
            <text:p text:style-name="Preformatted_20_Text"><text:span text:style-name="Source_20_Text"><text:s text:c="4"/>for i in range(len(x)):</text:span></text:p>
            <text:p text:style-name="Preformatted_20_Text"><text:span text:style-name="Source_20_Text"><text:s text:c="8"/>diffusion_circle_theta = np.linspace(0, 2 * np.pi, 50)</text:span></text:p>
            <text:p text:style-name="Preformatted_20_Text"><text:span text:style-name="Source_20_Text"><text:s text:c="8"/>diffusion_x = x[i] + diffusion_radius * np.cos(diffusion_circle_theta)</text:span></text:p>
            <text:p text:style-name="Preformatted_20_Text"><text:span text:style-name="Source_20_Text"><text:s text:c="8"/>diffusion_y = y[i] + diffusion_radius * np.sin(diffusion_circle_theta)</text:span></text:p>
            <text:p text:style-name="Preformatted_20_Text"><text:span text:style-name="Source_20_Text"><text:s text:c="8"/>plt.plot(diffusion_x, diffusion_y, 'g-', linewidth=0.1)</text:span></text:p>
            <text:p text:style-name="Preformatted_20_Text"/>
            <text:p text:style-name="Preformatted_20_Text"><text:span text:style-name="Source_20_Text"><text:s text:c="4"/>plt.xlabel("X")</text:span></text:p>
            <text:p text:style-name="Preformatted_20_Text"><text:span text:style-name="Source_20_Text"><text:s text:c="4"/>plt.ylabel("Y")</text:span></text:p>
            <text:p text:style-name="Preformatted_20_Text"><text:span text:style-name="Source_20_Text"><text:s text:c="4"/>plt.title("Archimedean Spiral in a Circle")</text:span></text:p>
            <text:p text:style-name="Preformatted_20_Text"><text:span text:style-name="Source_20_Text"><text:s text:c="4"/>plt.axis("equal")</text:span></text:p>
            <text:p text:style-name="Preformatted_20_Text"><text:span text:style-name="Source_20_Text"><text:s text:c="4"/>plt.legend()</text:span></text:p>
            <text:p text:style-name="Preformatted_20_Text"><text:span text:style-name="Source_20_Text"><text:s text:c="4"/>plt.grid(True)</text:span></text:p>
            <text:p text:style-name="Preformatted_20_Text"><text:span text:style-name="Source_20_Text"><text:s text:c="4"/>plt.show()</text:span></text:p>
            <text:p text:style-name="Preformatted_20_Text"/>
            <text:p text:style-name="Preformatted_20_Text"><text:span text:style-name="Source_20_Text"><text:s text:c="4"/># Calculate number of turns</text:span></text:p>
            <text:p text:style-name="Preformatted_20_Text"><text:span text:style-name="Source_20_Text"><text:s text:c="4"/>if spiral_constant != 0:</text:span></text:p>
            <text:p text:style-name="Preformatted_20_Text"><text:span text:style-name="Source_20_Text"><text:s text:c="8"/>final_theta = (circle_radius - initial_radius) / spiral_constant</text:span></text:p>
            <text:p text:style-name="Preformatted_20_Text"><text:span text:style-name="Source_20_Text"><text:s text:c="8"/>turns = final_theta / (2 * np.pi)</text:span></text:p>
            <text:p text:style-name="Preformatted_20_Text"><text:span text:style-name="Source_20_Text"><text:s text:c="8"/>print(f"Number of Turns: {turns:.2f}")</text:span></text:p>
            <text:p text:style-name="Preformatted_20_Text"><text:span text:style-name="Source_20_Text"><text:s text:c="4"/>else:</text:span></text:p>
            <text:p text:style-name="Preformatted_20_Text"><text:span text:style-name="Source_20_Text"><text:s text:c="8"/>print("Spiral Constant cannot be zero.")</text:span></text:p>
            <text:p text:style-name="Preformatted_20_Text"/>
            <text:p text:style-name="Preformatted_20_Text"><text:span text:style-name="Source_20_Text"># Example usage:</text:span></text:p>
            <text:p text:style-name="Preformatted_20_Text"><text:span text:style-name="Source_20_Text">circle_radius = 7</text:span></text:p>
            <text:p text:style-name="Preformatted_20_Text"><text:span text:style-name="Source_20_Text">spiral_constant = 1/np.pi</text:span></text:p>
            <text:p text:style-name="Preformatted_20_Text"><text:span text:style-name="Source_20_Text">initial_radius = 0</text:span></text:p>
            <text:p text:style-name="Preformatted_20_Text"><text:span text:style-name="Source_20_Text">draw_spiral_in_circle(circle_radius, spiral_constant, initial_radius)</text:span></text:p>
            <text:p text:style-name="Preformatted_20_Text"><text:soft-page-break/></text:p>
            <text:p text:style-name="Preformatted_20_Text"><text:span text:style-name="Source_20_Text">circle_radius = 7</text:span></text:p>
            <text:p text:style-name="Preformatted_20_Text"><text:span text:style-name="Source_20_Text">spiral_constant = 1/np.pi</text:span></text:p>
            <text:p text:style-name="Preformatted_20_Text"><text:span text:style-name="Source_20_Text">initial_radius = 1</text:span></text:p>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22</text:span></text:p>
            <text:p text:style-name="Preformatted_20_Text"><text:span text:style-name="Source_20_Text">spiral_constant = 1</text:span></text:p>
            <text:p text:style-name="Preformatted_20_Text"><text:span text:style-name="Source_20_Text">initial_radius = 0</text:span></text:p>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7 * np.pi</text:span></text:p>
            <text:p text:style-name="Preformatted_20_Text"><text:span text:style-name="Source_20_Text">spiral_constant = 1</text:span></text:p>
            <text:p text:style-name="Preformatted_20_Text"><text:span text:style-name="Source_20_Text">initial_radius = 0</text:span></text:p>
            <text:p text:style-name="Preformatted_20_Text"><text:span text:style-name="Source_20_Text">draw_spiral_in_circle(circle_radius, spiral_constant, initial_radius)</text:span></text:p>
            <text:p text:style-name="Preformatted_20_Text"/>
            <text:p text:style-name="Preformatted_20_Text"><text:span text:style-name="Source_20_Text">circle_radius = 3.5</text:span></text:p>
            <text:p text:style-name="Preformatted_20_Text"><text:span text:style-name="Source_20_Text">spiral_constant = 1 / (2 * np.pi)</text:span></text:p>
            <text:p text:style-name="Preformatted_20_Text"><text:span text:style-name="Source_20_Text">initial_radius = 0</text:span></text:p>
            <text:p text:style-name="P23"><text:span text:style-name="Source_20_Text">draw_spiral_in_circle(circle_radius, spiral_constant, initial_radius)</text:span></text:p>
            <text:p text:style-name="Text_20_body"><text:span text:style-name="Strong_20_Emphasis">Key Change:</text:span></text:p>
            <text:list text:style-name="L25">
              <text:list-item>
                <text:p text:style-name="P62">The <text:span text:style-name="Source_20_Text">draw_spiral_in_circle</text:span> function now takes an optional <text:span text:style-name="Source_20_Text">diffusion_radius</text:span> parameter (defaulting to 0.25). </text:p>
              </text:list-item>
              <text:list-item>
                <text:p text:style-name="P62">Inside the function, the color diffusion simulation (the loop that plots the small green circles) is added. </text:p>
              </text:list-item>
              <text:list-item>
                <text:p text:style-name="P63">The calls to <text:span text:style-name="Source_20_Text">draw_spiral_in_circle</text:span> in the example usage section remain the same, so the diffusion will be plotted for all the examples.</text:p>
              </text:list-item>
            </text:list>
          </text:section>
        </text:section>
      </text:section>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Mangal" svg:font-family="Mangal" style:font-family-generic="roman" style:font-pitch="variable"/>
    <style:font-face style:name="Mangal1" svg:font-family="Mangal"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style:font-name-asian="Aptos" style:font-size-asian="12pt" style:language-asian="en" style:country-asian="US" style:font-style-asian="normal" style:font-weight-asian="normal" style:font-name-complex="Mangal" style:font-size-complex="10.5pt" style:language-complex="hi" style:country-complex="IN" style:font-style-complex="normal" style:font-weight-complex="normal" style:text-emphasize="none" style:text-scale="100%" style:font-relief="none"/>
    </style:default-style>
    <style:default-style style:family="paragraph">
      <style:paragraph-properties fo:margin-top="0in" fo:margin-bottom="0.111in"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fo:background-color="transparent" style:font-name-asian="Aptos" style:font-size-asian="12pt" style:language-asian="en" style:country-asian="US" style:font-style-asian="normal" style:font-weight-asian="normal" style:font-name-complex="Mangal" style:font-size-complex="10.5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25in" fo:margin-bottom="0.0555in"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Mangal" style:font-family-complex="Mangal" style:font-family-generic-complex="roman" style:font-pitch-complex="variable" style:font-size-complex="18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111in" fo:margin-bottom="0.0555in"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11in" fo:margin-bottom="0.0555in" style:contextual-spacing="false" fo:keep-together="always" fo:hyphenation-ladder-count="no-limit" fo:hyphenation-keep="auto" loext:hyphenation-keep-type="column" fo:keep-with-next="always"/>
      <style:text-properties fo:color="#0f4761" loext:opacity="100%" fo:font-size="14pt" style:font-name-asian="Times New Roman" style:font-family-asian="'Times New Roman'" style:font-family-generic-asian="roman" style:font-pitch-asian="variable" style:font-size-asian="14pt" style:font-name-complex="Mangal" style:font-family-complex="Mangal" style:font-family-generic-complex="roman" style:font-pitch-complex="variable" style:font-size-complex="12.5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0555in" fo:margin-bottom="0.028in" style:contextual-spacing="false" fo:keep-together="always" fo:hyphenation-ladder-count="no-limit" fo:hyphenation-keep="auto" loext:hyphenation-keep-type="column" fo:keep-with-next="always"/>
      <style:text-properties fo:color="#0f4761"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555in" fo:margin-bottom="0.028in" style:contextual-spacing="false" fo:keep-together="always" fo:hyphenation-ladder-count="no-limit" fo:hyphenation-keep="auto" loext:hyphenation-keep-type="column" fo:keep-with-next="always"/>
      <style:text-properties fo:color="#0f4761" loext:opacity="100%" style:font-name-asian="Times New Roman" style:font-family-asian="'Times New Roman'" style:font-family-generic-asian="roman"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hyphenation-keep="auto" loext:hyphenation-keep-type="column" fo:keep-with-next="always"/>
      <style:text-properties fo:color="#595959"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hyphenation-keep="auto" loext:hyphenation-keep-type="column" fo:keep-with-next="always"/>
      <style:text-properties fo:color="#595959" loext:opacity="100%" style:font-name-asian="Times New Roman" style:font-family-asian="'Times New Roman'" style:font-family-generic-asian="roman"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in" fo:margin-bottom="0in" style:contextual-spacing="false" fo:keep-together="always" fo:hyphenation-ladder-count="no-limit" fo:hyphenation-keep="auto" loext:hyphenation-keep-type="column" fo:keep-with-next="always"/>
      <style:text-properties fo:color="#272727"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in" fo:margin-bottom="0in" style:contextual-spacing="false" fo:keep-together="always" fo:hyphenation-ladder-count="no-limit" fo:hyphenation-keep="auto" loext:hyphenation-keep-type="column" fo:keep-with-next="always"/>
      <style:text-properties fo:color="#272727" loext:opacity="100%" style:font-name-asian="Times New Roman" style:font-family-asian="'Times New Roman'" style:font-family-generic-asian="roman"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hyphenation-ladder-count="no-limit" fo:hyphenation-keep="auto" loext:hyphenation-keep-type="column"/>
      <style:text-properties style:font-name="Aptos Display" fo:font-family="'Aptos Display'"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fo:letter-spacing="0.0102in" style:font-name-asian="Times New Roman" style:font-family-asian="'Times New Roman'" style:font-family-generic-asian="roman" style:font-pitch-asian="variable" style:font-size-asian="14pt" style:font-name-complex="Mangal" style:font-family-complex="Mangal" style:font-family-generic-complex="roman" style:font-pitch-complex="variable" style:font-size-complex="12.5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111in" fo:margin-bottom="0.111in"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hyphenation-keep="auto" loext:hyphenation-keep-type="column" fo:padding-left="0in" fo:padding-right="0in" fo:padding-top="0.139in" fo:padding-bottom="0.139in"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Mangal" style:font-family-complex="Mangal" style:font-family-generic-complex="roman" style:font-pitch-complex="variable" style:font-size-complex="18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Mangal" style:font-family-complex="Mangal" style:font-family-generic-complex="roman" style:font-pitch-complex="variable" style:font-size-complex="12.5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Mangal" style:font-family-complex="Mangal"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Mangal" style:font-family-complex="Mangal"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Mangal" style:font-family-complex="Mangal"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Subtitle_20_Char" style:display-name="Subtitle Char" style:family="text" style:parent-style-name="Default_20_Paragraph_20_Font">
      <style:text-properties fo:color="#595959" loext:opacity="100%" fo:font-size="14pt" fo:letter-spacing="0.0102in" style:font-name-asian="Times New Roman" style:font-family-asian="'Times New Roman'" style:font-family-generic-asian="roman" style:font-pitch-asian="variable" style:font-size-asian="14pt" style:font-name-complex="Mangal" style:font-family-complex="Mangal" style:font-family-generic-complex="roman" style:font-pitch-complex="variable" style:font-size-complex="12.5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title/>
    <dc:description/>
    <dc:subject/>
    <meta:initial-creator>Krishna Pusuluri</meta:initial-creator>
    <meta:creation-date>2025-03-24T06:32:00Z</meta:creation-date>
    <dc:date>2025-05-01T10:44:47.826000000</dc:date>
    <meta:editing-cycles>8</meta:editing-cycles>
    <meta:editing-duration>PT3M54S</meta:editing-duration>
    <meta:document-statistic meta:table-count="0" meta:image-count="2" meta:object-count="0" meta:page-count="29" meta:paragraph-count="788" meta:word-count="5241" meta:character-count="36359" meta:non-whitespace-character-count="30379"/>
    <meta:template xlink:type="simple" xlink:actuate="onRequest" xlink:title="" xlink:href="Normal"/>
  </office:meta>
</office:document-meta>
</file>